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75.86mm"/>
    </style:style>
    <style:style style:name="co7" style:family="table-column">
      <style:table-column-properties fo:break-before="auto" style:column-width="78.63mm"/>
    </style:style>
    <style:style style:name="co8" style:family="table-column">
      <style:table-column-properties fo:break-before="auto" style:column-width="42.23mm"/>
    </style:style>
    <style:style style:name="co9" style:family="table-column">
      <style:table-column-properties fo:break-before="auto" style:column-width="58.56mm"/>
    </style:style>
    <style:style style:name="co10" style:family="table-column">
      <style:table-column-properties fo:break-before="auto" style:column-width="45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3">
          <table:table-cell table:style-name="ce2" office:value-type="string" calcext:value-type="string">
            <text:p>Gemessene Temp. (°C) / </text:p>
            <text:p>Stw. (°P) </text:p>
          </table:table-cell>
          <table:table-cell table:style-name="ce2" office:value-type="string" calcext:value-type="string">
            <text:p>5°C</text:p>
          </table:table-cell>
          <table:table-cell table:style-name="ce2" office:value-type="string" calcext:value-type="string">
            <text:p>10°C</text:p>
          </table:table-cell>
          <table:table-cell table:style-name="ce2" office:value-type="string" calcext:value-type="string">
            <text:p>15°C</text:p>
          </table:table-cell>
          <table:table-cell table:style-name="ce2" office:value-type="string" calcext:value-type="string">
            <text:p>20°C</text:p>
          </table:table-cell>
          <table:table-cell table:style-name="ce2" office:value-type="string" calcext:value-type="string">
            <text:p>25°C</text:p>
          </table:table-cell>
          <table:table-cell table:style-name="ce2" office:value-type="string" calcext:value-type="string">
            <text:p>30°C</text:p>
          </table:table-cell>
          <table:table-cell table:style-name="ce2" office:value-type="string" calcext:value-type="string">
            <text:p>35°C</text:p>
          </table:table-cell>
          <table:table-cell table:style-name="ce2" office:value-type="string" calcext:value-type="string">
            <text:p>40°C</text:p>
          </table:table-cell>
          <table:table-cell table:style-name="ce2" office:value-type="string" calcext:value-type="string">
            <text:p>45°C</text:p>
          </table:table-cell>
          <table:table-cell table:style-name="ce2" office:value-type="string" calcext:value-type="string">
            <text:p>50°C</text:p>
          </table:table-cell>
          <table:table-cell table:style-name="ce2" office:value-type="string" calcext:value-type="string">
            <text:p>55°C</text:p>
          </table:table-cell>
          <table:table-cell table:style-name="ce2" office:value-type="string" calcext:value-type="string">
            <text:p>60°C</text:p>
          </table:table-cell>
          <table:table-cell table:style-name="ce2" office:value-type="string" calcext:value-type="string">
            <text:p>65°C</text:p>
          </table:table-cell>
          <table:table-cell table:style-name="ce2" office:value-type="string" calcext:value-type="string">
            <text:p>70°C</text:p>
          </table:table-cell>
          <table:table-cell table:style-name="ce2" office:value-type="string" calcext:value-type="string">
            <text:p>75°C</text:p>
          </table:table-cell>
          <table:table-cell table:style-name="ce2" office:value-type="string" calcext:value-type="string">
            <text:p>80°C</text:p>
          </table:table-cell>
          <table:table-cell table:style-name="ce2" office:value-type="string" calcext:value-type="string">
            <text:p>85°C</text:p>
          </table:table-cell>
          <table:table-cell table:style-name="ce2" office:value-type="string" calcext:value-type="string">
            <text:p>90°C</text:p>
          </table:table-cell>
          <table:table-cell table:style-name="ce2" office:value-type="string" calcext:value-type="string">
            <text:p>95°C</text:p>
          </table:table-cell>
        </table:table-row>
        <table:table-row table:style-name="ro4">
          <table:table-cell table:style-name="ce3" office:value-type="string" calcext:value-type="string">
            <text:p>0°P</text:p>
          </table:table-cell>
          <table:table-cell table:style-name="ce3" office:value-type="float" office:value="-0.48" calcext:value-type="float">
            <text:p>-0,48</text:p>
          </table:table-cell>
          <table:table-cell table:style-name="ce3" office:value-type="float" office:value="-0.38" calcext:value-type="float">
            <text:p>-0,38</text:p>
          </table:table-cell>
          <table:table-cell table:style-name="ce3" office:value-type="float" office:value="-0.23" calcext:value-type="float">
            <text:p>-0,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56" calcext:value-type="float">
            <text:p>1,56</text:p>
          </table:table-cell>
          <table:table-cell table:style-name="ce3" office:value-type="float" office:value="2.09" calcext:value-type="float">
            <text:p>2,09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3.29" calcext:value-type="float">
            <text:p>3,29</text:p>
          </table:table-cell>
          <table:table-cell table:style-name="ce3" office:value-type="float" office:value="3.94" calcext:value-type="float">
            <text:p>3,9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5.36" calcext:value-type="float">
            <text:p>5,36</text:p>
          </table:table-cell>
          <table:table-cell table:style-name="ce3" office:value-type="float" office:value="6.12" calcext:value-type="float">
            <text:p>6,12</text:p>
          </table:table-cell>
          <table:table-cell table:style-name="ce3" office:value-type="float" office:value="6.91" calcext:value-type="float">
            <text:p>6,91</text:p>
          </table:table-cell>
          <table:table-cell table:style-name="ce3" office:value-type="float" office:value="7.74" calcext:value-type="float">
            <text:p>7,74</text:p>
          </table:table-cell>
          <table:table-cell table:style-name="ce3" office:value-type="float" office:value="8.59" calcext:value-type="float">
            <text:p>8,59</text:p>
          </table:table-cell>
          <table:table-cell table:style-name="ce3" office:value-type="float" office:value="9.46" calcext:value-type="float">
            <text:p>9,46</text:p>
          </table:table-cell>
        </table:table-row>
        <table:table-row table:style-name="ro4">
          <table:table-cell table:style-name="ce3" office:value-type="string" calcext:value-type="string">
            <text:p>1°P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1.67" calcext:value-type="float">
            <text:p>1,67</text:p>
          </table:table-cell>
          <table:table-cell table:style-name="ce3" office:value-type="float" office:value="2.09" calcext:value-type="float">
            <text:p>2,09</text:p>
          </table:table-cell>
          <table:table-cell table:style-name="ce3" office:value-type="float" office:value="2.56" calcext:value-type="float">
            <text:p>2,56</text:p>
          </table:table-cell>
          <table:table-cell table:style-name="ce3" office:value-type="float" office:value="3.09" calcext:value-type="float">
            <text:p>3,09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4.29" calcext:value-type="float">
            <text:p>4,29</text:p>
          </table:table-cell>
          <table:table-cell table:style-name="ce3" office:value-type="float" office:value="4.94" calcext:value-type="float">
            <text:p>4,94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float" office:value="7.11" calcext:value-type="float">
            <text:p>7,11</text:p>
          </table:table-cell>
          <table:table-cell table:style-name="ce3" office:value-type="float" office:value="7.89" calcext:value-type="float">
            <text:p>7,89</text:p>
          </table:table-cell>
          <table:table-cell table:style-name="ce3" office:value-type="float" office:value="8.82" calcext:value-type="float">
            <text:p>8,82</text:p>
          </table:table-cell>
          <table:table-cell table:style-name="ce3" office:value-type="float" office:value="9.56" calcext:value-type="float">
            <text:p>9,56</text:p>
          </table:table-cell>
          <table:table-cell table:style-name="ce3" office:value-type="float" office:value="10.43" calcext:value-type="float">
            <text:p>10,43</text:p>
          </table:table-cell>
        </table:table-row>
        <table:table-row table:style-name="ro4">
          <table:table-cell table:style-name="ce3" office:value-type="string" calcext:value-type="string">
            <text:p>2°P</text:p>
          </table:table-cell>
          <table:table-cell table:style-name="ce3" office:value-type="float" office:value="1.49" calcext:value-type="float">
            <text:p>1,49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3.09" calcext:value-type="float">
            <text:p>3,09</text:p>
          </table:table-cell>
          <table:table-cell table:style-name="ce3" office:value-type="float" office:value="3.56" calcext:value-type="float">
            <text:p>3,56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office:value-type="float" office:value="5.29" calcext:value-type="float">
            <text:p>5,29</text:p>
          </table:table-cell>
          <table:table-cell table:style-name="ce3" office:value-type="float" office:value="5.94" calcext:value-type="float">
            <text:p>5,94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7.34" calcext:value-type="float">
            <text:p>7,34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8.88" calcext:value-type="float">
            <text:p>8,88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float" office:value="10.54" calcext:value-type="float">
            <text:p>10,54</text:p>
          </table:table-cell>
          <table:table-cell table:style-name="ce3" office:value-type="float" office:value="11.41" calcext:value-type="float">
            <text:p>11,41</text:p>
          </table:table-cell>
        </table:table-row>
        <table:table-row table:style-name="ro4">
          <table:table-cell table:style-name="ce3" office:value-type="string" calcext:value-type="string">
            <text:p>3°P</text:p>
          </table:table-cell>
          <table:table-cell table:style-name="ce3" office:value-type="float" office:value="2.48" calcext:value-type="float">
            <text:p>2,48</text:p>
          </table:table-cell>
          <table:table-cell table:style-name="ce3" office:value-type="float" office:value="2.58" calcext:value-type="float">
            <text:p>2,58</text:p>
          </table:table-cell>
          <table:table-cell table:style-name="ce3" office:value-type="float" office:value="2.76" calcext:value-type="float">
            <text:p>2,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31" calcext:value-type="float">
            <text:p>3,31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4.09" calcext:value-type="float">
            <text:p>4,09</text:p>
          </table:table-cell>
          <table:table-cell table:style-name="ce3" office:value-type="float" office:value="4.56" calcext:value-type="float">
            <text:p>4,56</text:p>
          </table:table-cell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5.68" calcext:value-type="float">
            <text:p>5,68</text:p>
          </table:table-cell>
          <table:table-cell table:style-name="ce3" office:value-type="float" office:value="6.29" calcext:value-type="float">
            <text:p>6,29</text:p>
          </table:table-cell>
          <table:table-cell table:style-name="ce3" office:value-type="float" office:value="6.93" calcext:value-type="float">
            <text:p>6,93</text:p>
          </table:table-cell>
          <table:table-cell table:style-name="ce3" office:value-type="float" office:value="7.62" calcext:value-type="float">
            <text:p>7,62</text:p>
          </table:table-cell>
          <table:table-cell table:style-name="ce3" office:value-type="float" office:value="8.34" calcext:value-type="float">
            <text:p>8,34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9.87" calcext:value-type="float">
            <text:p>9,87</text:p>
          </table:table-cell>
          <table:table-cell table:style-name="ce3" office:value-type="float" office:value="10.68" calcext:value-type="float">
            <text:p>10,68</text:p>
          </table:table-cell>
          <table:table-cell table:style-name="ce3" office:value-type="float" office:value="11.52" calcext:value-type="float">
            <text:p>11,52</text:p>
          </table:table-cell>
          <table:table-cell table:style-name="ce3" office:value-type="float" office:value="12.38" calcext:value-type="float">
            <text:p>12,38</text:p>
          </table:table-cell>
        </table:table-row>
        <table:table-row table:style-name="ro4">
          <table:table-cell table:style-name="ce3" office:value-type="string" calcext:value-type="string">
            <text:p>4°P</text:p>
          </table:table-cell>
          <table:table-cell table:style-name="ce3" office:value-type="float" office:value="3.46" calcext:value-type="float">
            <text:p>3,46</text:p>
          </table:table-cell>
          <table:table-cell table:style-name="ce3" office:value-type="float" office:value="3.57" calcext:value-type="float">
            <text:p>3,57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31" calcext:value-type="float">
            <text:p>4,31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office:value-type="float" office:value="5.09" calcext:value-type="float">
            <text:p>5,09</text:p>
          </table:table-cell>
          <table:table-cell table:style-name="ce3" office:value-type="float" office:value="5.56" calcext:value-type="float">
            <text:p>5,56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6.69" calcext:value-type="float">
            <text:p>6,69</text:p>
          </table:table-cell>
          <table:table-cell table:style-name="ce3" office:value-type="float" office:value="7.29" calcext:value-type="float">
            <text:p>7,29</text:p>
          </table:table-cell>
          <table:table-cell table:style-name="ce3" office:value-type="float" office:value="7.93" calcext:value-type="float">
            <text:p>7,93</text:p>
          </table:table-cell>
          <table:table-cell table:style-name="ce3" office:value-type="float" office:value="8.61" calcext:value-type="float">
            <text:p>8,61</text:p>
          </table:table-cell>
          <table:table-cell table:style-name="ce3" office:value-type="float" office:value="9.33" calcext:value-type="float">
            <text:p>9,33</text:p>
          </table:table-cell>
          <table:table-cell table:style-name="ce3" office:value-type="float" office:value="10.08" calcext:value-type="float">
            <text:p>10,08</text:p>
          </table:table-cell>
          <table:table-cell table:style-name="ce3" office:value-type="float" office:value="10.86" calcext:value-type="float">
            <text:p>10,86</text:p>
          </table:table-cell>
          <table:table-cell table:style-name="ce3" office:value-type="float" office:value="11.67" calcext:value-type="float">
            <text:p>11,67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13.36" calcext:value-type="float">
            <text:p>13,36</text:p>
          </table:table-cell>
        </table:table-row>
        <table:table-row table:style-name="ro4">
          <table:table-cell table:style-name="ce3" office:value-type="string" calcext:value-type="string">
            <text:p>5°P</text:p>
          </table:table-cell>
          <table:table-cell table:style-name="ce3" office:value-type="float" office:value="4.43" calcext:value-type="float">
            <text:p>4,43</text:p>
          </table:table-cell>
          <table:table-cell table:style-name="ce3" office:value-type="float" office:value="4.56" calcext:value-type="float">
            <text:p>4,56</text:p>
          </table:table-cell>
          <table:table-cell table:style-name="ce3" office:value-type="float" office:value="4.75" calcext:value-type="float">
            <text:p>4,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31" calcext:value-type="float">
            <text:p>5,31</text:p>
          </table:table-cell>
          <table:table-cell table:style-name="ce3" office:value-type="float" office:value="5.68" calcext:value-type="float">
            <text:p>5,68</text:p>
          </table:table-cell>
          <table:table-cell table:style-name="ce3" office:value-type="float" office:value="6.09" calcext:value-type="float">
            <text:p>6,09</text:p>
          </table:table-cell>
          <table:table-cell table:style-name="ce3" office:value-type="float" office:value="6.57" calcext:value-type="float">
            <text:p>6,57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7.69" calcext:value-type="float">
            <text:p>7,69</text:p>
          </table:table-cell>
          <table:table-cell table:style-name="ce3" office:value-type="float" office:value="8.29" calcext:value-type="float">
            <text:p>8,29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9.61" calcext:value-type="float">
            <text:p>9,61</text:p>
          </table:table-cell>
          <table:table-cell table:style-name="ce3" office:value-type="float" office:value="10.33" calcext:value-type="float">
            <text:p>10,33</text:p>
          </table:table-cell>
          <table:table-cell table:style-name="ce3" office:value-type="float" office:value="11.07" calcext:value-type="float">
            <text:p>11,07</text:p>
          </table:table-cell>
          <table:table-cell table:style-name="ce3" office:value-type="float" office:value="11.85" calcext:value-type="float">
            <text:p>11,85</text:p>
          </table:table-cell>
          <table:table-cell table:style-name="ce3" office:value-type="float" office:value="12.66" calcext:value-type="float">
            <text:p>12,66</text:p>
          </table:table-cell>
          <table:table-cell table:style-name="ce3" office:value-type="float" office:value="13.48" calcext:value-type="float">
            <text:p>13,48</text:p>
          </table:table-cell>
          <table:table-cell table:style-name="ce3" office:value-type="float" office:value="14.34" calcext:value-type="float">
            <text:p>14,34</text:p>
          </table:table-cell>
        </table:table-row>
        <table:table-row table:style-name="ro4">
          <table:table-cell table:style-name="ce3" office:value-type="string" calcext:value-type="string">
            <text:p>6°P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54" calcext:value-type="float">
            <text:p>5,54</text:p>
          </table:table-cell>
          <table:table-cell table:style-name="ce3" office:value-type="float" office:value="5.74" calcext:value-type="float">
            <text:p>5,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6.68" calcext:value-type="float">
            <text:p>6,68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7.57" calcext:value-type="float">
            <text:p>7,57</text:p>
          </table:table-cell>
          <table:table-cell table:style-name="ce3" office:value-type="float" office:value="8.11" calcext:value-type="float">
            <text:p>8,11</text:p>
          </table:table-cell>
          <table:table-cell table:style-name="ce3" office:value-type="float" office:value="8.69" calcext:value-type="float">
            <text:p>8,69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9.93" calcext:value-type="float">
            <text:p>9,93</text:p>
          </table:table-cell>
          <table:table-cell table:style-name="ce3" office:value-type="float" office:value="10.61" calcext:value-type="float">
            <text:p>10,61</text:p>
          </table:table-cell>
          <table:table-cell table:style-name="ce3" office:value-type="float" office:value="11.32" calcext:value-type="float">
            <text:p>11,32</text:p>
          </table:table-cell>
          <table:table-cell table:style-name="ce3" office:value-type="float" office:value="12.07" calcext:value-type="float">
            <text:p>12,07</text:p>
          </table:table-cell>
          <table:table-cell table:style-name="ce3" office:value-type="float" office:value="12.85" calcext:value-type="float">
            <text:p>12,85</text:p>
          </table:table-cell>
          <table:table-cell table:style-name="ce3" office:value-type="float" office:value="13.64" calcext:value-type="float">
            <text:p>13,64</text:p>
          </table:table-cell>
          <table:table-cell table:style-name="ce3" office:value-type="float" office:value="14.46" calcext:value-type="float">
            <text:p>14,46</text:p>
          </table:table-cell>
          <table:table-cell table:style-name="ce3" office:value-type="float" office:value="15.31" calcext:value-type="float">
            <text:p>15,31</text:p>
          </table:table-cell>
        </table:table-row>
        <table:table-row table:style-name="ro4">
          <table:table-cell table:style-name="ce3" office:value-type="string" calcext:value-type="string">
            <text:p>7°P</text:p>
          </table:table-cell>
          <table:table-cell table:style-name="ce3" office:value-type="float" office:value="6.38" calcext:value-type="float">
            <text:p>6,38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6.74" calcext:value-type="float">
            <text:p>6,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9.11" calcext:value-type="float">
            <text:p>9,11</text:p>
          </table:table-cell>
          <table:table-cell table:style-name="ce3" office:value-type="float" office:value="9.69" calcext:value-type="float">
            <text:p>9,69</text:p>
          </table:table-cell>
          <table:table-cell table:style-name="ce3" office:value-type="float" office:value="10.29" calcext:value-type="float">
            <text:p>10,29</text:p>
          </table:table-cell>
          <table:table-cell table:style-name="ce3" office:value-type="float" office:value="10.93" calcext:value-type="float">
            <text:p>10,93</text:p>
          </table:table-cell>
          <table:table-cell table:style-name="ce3" office:value-type="float" office:value="11.61" calcext:value-type="float">
            <text:p>11,61</text:p>
          </table:table-cell>
          <table:table-cell table:style-name="ce3" office:value-type="float" office:value="12.32" calcext:value-type="float">
            <text:p>12,32</text:p>
          </table:table-cell>
          <table:table-cell table:style-name="ce3" office:value-type="float" office:value="13.06" calcext:value-type="float">
            <text:p>13,06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14.63" calcext:value-type="float">
            <text:p>14,63</text:p>
          </table:table-cell>
          <table:table-cell table:style-name="ce3" office:value-type="float" office:value="15.45" calcext:value-type="float">
            <text:p>15,45</text:p>
          </table:table-cell>
          <table:table-cell table:style-name="ce3" office:value-type="float" office:value="16.29" calcext:value-type="float">
            <text:p>16,29</text:p>
          </table:table-cell>
        </table:table-row>
        <table:table-row table:style-name="ro4">
          <table:table-cell table:style-name="ce3" office:value-type="string" calcext:value-type="string">
            <text:p>8°P</text:p>
          </table:table-cell>
          <table:table-cell table:style-name="ce3" office:value-type="float" office:value="7.35" calcext:value-type="float">
            <text:p>7,35</text:p>
          </table:table-cell>
          <table:table-cell table:style-name="ce3" office:value-type="float" office:value="7.52" calcext:value-type="float">
            <text:p>7,52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31" calcext:value-type="float">
            <text:p>8,31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9.58" calcext:value-type="float">
            <text:p>9,58</text:p>
          </table:table-cell>
          <table:table-cell table:style-name="ce3" office:value-type="float" office:value="10.11" calcext:value-type="float">
            <text:p>10,11</text:p>
          </table:table-cell>
          <table:table-cell table:style-name="ce3" office:value-type="float" office:value="10.69" calcext:value-type="float">
            <text:p>10,69</text:p>
          </table:table-cell>
          <table:table-cell table:style-name="ce3" office:value-type="float" office:value="11.29" calcext:value-type="float">
            <text:p>11,29</text:p>
          </table:table-cell>
          <table:table-cell table:style-name="ce3" office:value-type="float" office:value="11.94" calcext:value-type="float">
            <text:p>11,94</text:p>
          </table:table-cell>
          <table:table-cell table:style-name="ce3" office:value-type="float" office:value="12.62" calcext:value-type="float">
            <text:p>12,62</text:p>
          </table:table-cell>
          <table:table-cell table:style-name="ce3" office:value-type="float" office:value="13.32" calcext:value-type="float">
            <text:p>13,32</text:p>
          </table:table-cell>
          <table:table-cell table:style-name="ce3" office:value-type="float" office:value="14.06" calcext:value-type="float">
            <text:p>14,06</text:p>
          </table:table-cell>
          <table:table-cell table:style-name="ce3" office:value-type="float" office:value="14.83" calcext:value-type="float">
            <text:p>14,83</text:p>
          </table:table-cell>
          <table:table-cell table:style-name="ce3" office:value-type="float" office:value="15.61" calcext:value-type="float">
            <text:p>15,61</text:p>
          </table:table-cell>
          <table:table-cell table:style-name="ce3" office:value-type="float" office:value="16.42" calcext:value-type="float">
            <text:p>16,42</text:p>
          </table:table-cell>
          <table:table-cell table:style-name="ce3" office:value-type="float" office:value="17.26" calcext:value-type="float">
            <text:p>17,26</text:p>
          </table:table-cell>
        </table:table-row>
        <table:table-row table:style-name="ro4">
          <table:table-cell table:style-name="ce3" office:value-type="string" calcext:value-type="string">
            <text:p>9°P</text:p>
          </table:table-cell>
          <table:table-cell table:style-name="ce3" office:value-type="float" office:value="8.33" calcext:value-type="float">
            <text:p>8,33</text:p>
          </table:table-cell>
          <table:table-cell table:style-name="ce3" office:value-type="float" office:value="8.51" calcext:value-type="float">
            <text:p>8,51</text:p>
          </table:table-cell>
          <table:table-cell table:style-name="ce3" office:value-type="float" office:value="8.73" calcext:value-type="float">
            <text:p>8,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.31" calcext:value-type="float">
            <text:p>9,31</text:p>
          </table:table-cell>
          <table:table-cell table:style-name="ce3" office:value-type="float" office:value="9.68" calcext:value-type="float">
            <text:p>9,68</text:p>
          </table:table-cell>
          <table:table-cell table:style-name="ce3" office:value-type="float" office:value="10.11" calcext:value-type="float">
            <text:p>10,11</text:p>
          </table:table-cell>
          <table:table-cell table:style-name="ce3" office:value-type="float" office:value="10.59" calcext:value-type="float">
            <text:p>10,59</text:p>
          </table:table-cell>
          <table:table-cell table:style-name="ce3" office:value-type="float" office:value="11.12" calcext:value-type="float">
            <text:p>11,12</text:p>
          </table:table-cell>
          <table:table-cell table:style-name="ce3" office:value-type="float" office:value="11.69" calcext:value-type="float">
            <text:p>11,69</text:p>
          </table:table-cell>
          <table:table-cell table:style-name="ce3" office:value-type="float" office:value="12.3" calcext:value-type="float">
            <text:p>12,3</text:p>
          </table:table-cell>
          <table:table-cell table:style-name="ce3" office:value-type="float" office:value="12.95" calcext:value-type="float">
            <text:p>12,95</text:p>
          </table:table-cell>
          <table:table-cell table:style-name="ce3" office:value-type="float" office:value="13.62" calcext:value-type="float">
            <text:p>13,62</text:p>
          </table:table-cell>
          <table:table-cell table:style-name="ce3" office:value-type="float" office:value="14.32" calcext:value-type="float">
            <text:p>14,32</text:p>
          </table:table-cell>
          <table:table-cell table:style-name="ce3" office:value-type="float" office:value="15.05" calcext:value-type="float">
            <text:p>15,05</text:p>
          </table:table-cell>
          <table:table-cell table:style-name="ce3" office:value-type="float" office:value="15.82" calcext:value-type="float">
            <text:p>15,82</text:p>
          </table:table-cell>
          <table:table-cell table:style-name="ce3" office:value-type="float" office:value="16.6" calcext:value-type="float">
            <text:p>16,6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18.23" calcext:value-type="float">
            <text:p>18,23</text:p>
          </table:table-cell>
        </table:table-row>
        <table:table-row table:style-name="ro4">
          <table:table-cell table:style-name="ce3" office:value-type="string" calcext:value-type="string">
            <text:p>10°P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9.73" calcext:value-type="float">
            <text:p>9,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0.68" calcext:value-type="float">
            <text:p>10,68</text:p>
          </table:table-cell>
          <table:table-cell table:style-name="ce3" office:value-type="float" office:value="11.11" calcext:value-type="float">
            <text:p>11,11</text:p>
          </table:table-cell>
          <table:table-cell table:style-name="ce3" office:value-type="float" office:value="11.6" calcext:value-type="float">
            <text:p>11,6</text:p>
          </table:table-cell>
          <table:table-cell table:style-name="ce3" office:value-type="float" office:value="12.12" calcext:value-type="float">
            <text:p>12,12</text:p>
          </table:table-cell>
          <table:table-cell table:style-name="ce3" office:value-type="float" office:value="12.69" calcext:value-type="float">
            <text:p>12,69</text:p>
          </table:table-cell>
          <table:table-cell table:style-name="ce3" office:value-type="float" office:value="13.3" calcext:value-type="float">
            <text:p>13,3</text:p>
          </table:table-cell>
          <table:table-cell table:style-name="ce3" office:value-type="float" office:value="13.96" calcext:value-type="float">
            <text:p>13,96</text:p>
          </table:table-cell>
          <table:table-cell table:style-name="ce3" office:value-type="float" office:value="14.62" calcext:value-type="float">
            <text:p>14,62</text:p>
          </table:table-cell>
          <table:table-cell table:style-name="ce3" office:value-type="float" office:value="15.31" calcext:value-type="float">
            <text:p>15,31</text:p>
          </table:table-cell>
          <table:table-cell table:style-name="ce3" office:value-type="float" office:value="16.04" calcext:value-type="float">
            <text:p>16,04</text:p>
          </table:table-cell>
          <table:table-cell table:style-name="ce3" office:value-type="float" office:value="16.8" calcext:value-type="float">
            <text:p>16,8</text:p>
          </table:table-cell>
          <table:table-cell table:style-name="ce3" office:value-type="float" office:value="17.58" calcext:value-type="float">
            <text:p>17,58</text:p>
          </table:table-cell>
          <table:table-cell table:style-name="ce3" office:value-type="float" office:value="18.38" calcext:value-type="float">
            <text:p>18,38</text:p>
          </table:table-cell>
          <table:table-cell table:style-name="ce3" office:value-type="float" office:value="19.21" calcext:value-type="float">
            <text:p>19,21</text:p>
          </table:table-cell>
        </table:table-row>
        <table:table-row table:style-name="ro4">
          <table:table-cell table:style-name="ce3" office:value-type="string" calcext:value-type="string">
            <text:p>11°P</text:p>
          </table:table-cell>
          <table:table-cell table:style-name="ce3" office:value-type="float" office:value="10.28" calcext:value-type="float">
            <text:p>10,28</text:p>
          </table:table-cell>
          <table:table-cell table:style-name="ce3" office:value-type="float" office:value="10.49" calcext:value-type="float">
            <text:p>10,49</text:p>
          </table:table-cell>
          <table:table-cell table:style-name="ce3" office:value-type="float" office:value="10.73" calcext:value-type="float">
            <text:p>10,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.32" calcext:value-type="float">
            <text:p>11,32</text:p>
          </table:table-cell>
          <table:table-cell table:style-name="ce3" office:value-type="float" office:value="11.69" calcext:value-type="float">
            <text:p>11,69</text:p>
          </table:table-cell>
          <table:table-cell table:style-name="ce3" office:value-type="float" office:value="12.12" calcext:value-type="float">
            <text:p>12,12</text:p>
          </table:table-cell>
          <table:table-cell table:style-name="ce3" office:value-type="float" office:value="12.6" calcext:value-type="float">
            <text:p>12,6</text:p>
          </table:table-cell>
          <table:table-cell table:style-name="ce3" office:value-type="float" office:value="13.13" calcext:value-type="float">
            <text:p>13,13</text:p>
          </table:table-cell>
          <table:table-cell table:style-name="ce3" office:value-type="float" office:value="13.69" calcext:value-type="float">
            <text:p>13,69</text:p>
          </table:table-cell>
          <table:table-cell table:style-name="ce3" office:value-type="float" office:value="14.31" calcext:value-type="float">
            <text:p>14,31</text:p>
          </table:table-cell>
          <table:table-cell table:style-name="ce3" office:value-type="float" office:value="14.96" calcext:value-type="float">
            <text:p>14,96</text:p>
          </table:table-cell>
          <table:table-cell table:style-name="ce3" office:value-type="float" office:value="15.62" calcext:value-type="float">
            <text:p>15,62</text:p>
          </table:table-cell>
          <table:table-cell table:style-name="ce3" office:value-type="float" office:value="16.31" calcext:value-type="float">
            <text:p>16,31</text:p>
          </table:table-cell>
          <table:table-cell table:style-name="ce3" office:value-type="float" office:value="17.03" calcext:value-type="float">
            <text:p>17,03</text:p>
          </table:table-cell>
          <table:table-cell table:style-name="ce3" office:value-type="float" office:value="17.78" calcext:value-type="float">
            <text:p>17,78</text:p>
          </table:table-cell>
          <table:table-cell table:style-name="ce3" office:value-type="float" office:value="18.55" calcext:value-type="float">
            <text:p>18,55</text:p>
          </table:table-cell>
          <table:table-cell table:style-name="ce3" office:value-type="float" office:value="19.35" calcext:value-type="float">
            <text:p>19,35</text:p>
          </table:table-cell>
          <table:table-cell table:style-name="ce3" office:value-type="float" office:value="20.17" calcext:value-type="float">
            <text:p>20,17</text:p>
          </table:table-cell>
        </table:table-row>
        <table:table-row table:style-name="ro4">
          <table:table-cell table:style-name="ce3" office:value-type="string" calcext:value-type="string">
            <text:p>12°P</text:p>
          </table:table-cell>
          <table:table-cell table:style-name="ce3" office:value-type="float" office:value="11.27" calcext:value-type="float">
            <text:p>11,27</text:p>
          </table:table-cell>
          <table:table-cell table:style-name="ce3" office:value-type="float" office:value="11.48" calcext:value-type="float">
            <text:p>11,48</text:p>
          </table:table-cell>
          <table:table-cell table:style-name="ce3" office:value-type="float" office:value="11.72" calcext:value-type="float">
            <text:p>11,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.32" calcext:value-type="float">
            <text:p>12,32</text:p>
          </table:table-cell>
          <table:table-cell table:style-name="ce3" office:value-type="float" office:value="12.69" calcext:value-type="float">
            <text:p>12,69</text:p>
          </table:table-cell>
          <table:table-cell table:style-name="ce3" office:value-type="float" office:value="13.13" calcext:value-type="float">
            <text:p>13,13</text:p>
          </table:table-cell>
          <table:table-cell table:style-name="ce3" office:value-type="float" office:value="13.61" calcext:value-type="float">
            <text:p>13,61</text:p>
          </table:table-cell>
          <table:table-cell table:style-name="ce3" office:value-type="float" office:value="14.13" calcext:value-type="float">
            <text:p>14,13</text:p>
          </table:table-cell>
          <table:table-cell table:style-name="ce3" office:value-type="float" office:value="14.69" calcext:value-type="float">
            <text:p>14,69</text:p>
          </table:table-cell>
          <table:table-cell table:style-name="ce3" office:value-type="float" office:value="15.31" calcext:value-type="float">
            <text:p>15,31</text:p>
          </table:table-cell>
          <table:table-cell table:style-name="ce3" office:value-type="float" office:value="15.96" calcext:value-type="float">
            <text:p>15,96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18.02" calcext:value-type="float">
            <text:p>18,02</text:p>
          </table:table-cell>
          <table:table-cell table:style-name="ce3" office:value-type="float" office:value="18.76" calcext:value-type="float">
            <text:p>18,76</text:p>
          </table:table-cell>
          <table:table-cell table:style-name="ce3" office:value-type="float" office:value="19.53" calcext:value-type="float">
            <text:p>19,53</text:p>
          </table:table-cell>
          <table:table-cell table:style-name="ce3" office:value-type="float" office:value="20.33" calcext:value-type="float">
            <text:p>20,33</text:p>
          </table:table-cell>
          <table:table-cell table:style-name="ce3" office:value-type="float" office:value="21.14" calcext:value-type="float">
            <text:p>21,14</text:p>
          </table:table-cell>
        </table:table-row>
        <table:table-row table:style-name="ro4">
          <table:table-cell table:style-name="ce3" office:value-type="string" calcext:value-type="string">
            <text:p>13°P</text:p>
          </table:table-cell>
          <table:table-cell table:style-name="ce3" office:value-type="float" office:value="12.26" calcext:value-type="float">
            <text:p>12,26</text:p>
          </table:table-cell>
          <table:table-cell table:style-name="ce3" office:value-type="float" office:value="12.48" calcext:value-type="float">
            <text:p>12,48</text:p>
          </table:table-cell>
          <table:table-cell table:style-name="ce3" office:value-type="float" office:value="12.72" calcext:value-type="float">
            <text:p>12,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.32" calcext:value-type="float">
            <text:p>13,32</text:p>
          </table:table-cell>
          <table:table-cell table:style-name="ce3" office:value-type="float" office:value="13.7" calcext:value-type="float">
            <text:p>13,7</text:p>
          </table:table-cell>
          <table:table-cell table:style-name="ce3" office:value-type="float" office:value="14.13" calcext:value-type="float">
            <text:p>14,13</text:p>
          </table:table-cell>
          <table:table-cell table:style-name="ce3" office:value-type="float" office:value="14.62" calcext:value-type="float">
            <text:p>14,62</text:p>
          </table:table-cell>
          <table:table-cell table:style-name="ce3" office:value-type="float" office:value="15.13" calcext:value-type="float">
            <text:p>15,13</text:p>
          </table:table-cell>
          <table:table-cell table:style-name="ce3" office:value-type="float" office:value="15.69" calcext:value-type="float">
            <text:p>15,69</text:p>
          </table:table-cell>
          <table:table-cell table:style-name="ce3" office:value-type="float" office:value="16.31" calcext:value-type="float">
            <text:p>16,31</text:p>
          </table:table-cell>
          <table:table-cell table:style-name="ce3" office:value-type="float" office:value="16.96" calcext:value-type="float">
            <text:p>16,96</text:p>
          </table:table-cell>
          <table:table-cell table:style-name="ce3" office:value-type="float" office:value="17.61" calcext:value-type="float">
            <text:p>17,61</text:p>
          </table:table-cell>
          <table:table-cell table:style-name="ce3" office:value-type="float" office:value="18.29" calcext:value-type="float">
            <text:p>18,29</text:p>
          </table:table-cell>
          <table:table-cell table:style-name="ce3" office:value-type="float" office:value="19.01" calcext:value-type="float">
            <text:p>19,01</text:p>
          </table:table-cell>
          <table:table-cell table:style-name="ce3" office:value-type="float" office:value="19.74" calcext:value-type="float">
            <text:p>19,74</text:p>
          </table:table-cell>
          <table:table-cell table:style-name="ce3" office:value-type="float" office:value="20.51" calcext:value-type="float">
            <text:p>20,51</text:p>
          </table:table-cell>
          <table:table-cell table:style-name="ce3" office:value-type="float" office:value="21.3" calcext:value-type="float">
            <text:p>21,3</text:p>
          </table:table-cell>
          <table:table-cell table:style-name="ce3" office:value-type="float" office:value="22.1" calcext:value-type="float">
            <text:p>22,1</text:p>
          </table:table-cell>
        </table:table-row>
        <table:table-row table:style-name="ro4">
          <table:table-cell table:style-name="ce3" office:value-type="string" calcext:value-type="string">
            <text:p>14°P</text:p>
          </table:table-cell>
          <table:table-cell table:style-name="ce3" office:value-type="float" office:value="13.25" calcext:value-type="float">
            <text:p>13,25</text:p>
          </table:table-cell>
          <table:table-cell table:style-name="ce3" office:value-type="float" office:value="13.47" calcext:value-type="float">
            <text:p>13,47</text:p>
          </table:table-cell>
          <table:table-cell table:style-name="ce3" office:value-type="float" office:value="13.72" calcext:value-type="float">
            <text:p>13,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5.14" calcext:value-type="float">
            <text:p>15,14</text:p>
          </table:table-cell>
          <table:table-cell table:style-name="ce3" office:value-type="float" office:value="15.62" calcext:value-type="float">
            <text:p>15,62</text:p>
          </table:table-cell>
          <table:table-cell table:style-name="ce3" office:value-type="float" office:value="16.14" calcext:value-type="float">
            <text:p>16,14</text:p>
          </table:table-cell>
          <table:table-cell table:style-name="ce3" office:value-type="float" office:value="16.69" calcext:value-type="float">
            <text:p>16,69</text:p>
          </table:table-cell>
          <table:table-cell table:style-name="ce3" office:value-type="float" office:value="17.31" calcext:value-type="float">
            <text:p>17,31</text:p>
          </table:table-cell>
          <table:table-cell table:style-name="ce3" office:value-type="float" office:value="17.96" calcext:value-type="float">
            <text:p>17,96</text:p>
          </table:table-cell>
          <table:table-cell table:style-name="ce3" office:value-type="float" office:value="18.61" calcext:value-type="float">
            <text:p>18,61</text:p>
          </table:table-cell>
          <table:table-cell table:style-name="ce3" office:value-type="float" office:value="19.29" calcext:value-type="float">
            <text:p>19,29</text:p>
          </table:table-cell>
          <table:table-cell table:style-name="ce3" office:value-type="float" office:value="19.99" calcext:value-type="float">
            <text:p>19,99</text:p>
          </table:table-cell>
          <table:table-cell table:style-name="ce3" office:value-type="float" office:value="20.73" calcext:value-type="float">
            <text:p>20,73</text:p>
          </table:table-cell>
          <table:table-cell table:style-name="ce3" office:value-type="float" office:value="21.49" calcext:value-type="float">
            <text:p>21,49</text:p>
          </table:table-cell>
          <table:table-cell table:style-name="ce3" office:value-type="float" office:value="22.27" calcext:value-type="float">
            <text:p>22,27</text:p>
          </table:table-cell>
          <table:table-cell table:style-name="ce3" office:value-type="float" office:value="23.06" calcext:value-type="float">
            <text:p>23,06</text:p>
          </table:table-cell>
        </table:table-row>
        <table:table-row table:style-name="ro4">
          <table:table-cell table:style-name="ce3" office:value-type="string" calcext:value-type="string">
            <text:p>15°P</text:p>
          </table:table-cell>
          <table:table-cell table:style-name="ce3" office:value-type="float" office:value="14.25" calcext:value-type="float">
            <text:p>14,25</text:p>
          </table:table-cell>
          <table:table-cell table:style-name="ce3" office:value-type="float" office:value="14.47" calcext:value-type="float">
            <text:p>14,47</text:p>
          </table:table-cell>
          <table:table-cell table:style-name="ce3" office:value-type="float" office:value="14.72" calcext:value-type="float">
            <text:p>14,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.33" calcext:value-type="float">
            <text:p>15,33</text:p>
          </table:table-cell>
          <table:table-cell table:style-name="ce3" office:value-type="float" office:value="15.71" calcext:value-type="float">
            <text:p>15,71</text:p>
          </table:table-cell>
          <table:table-cell table:style-name="ce3" office:value-type="float" office:value="16.14" calcext:value-type="float">
            <text:p>16,14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17.14" calcext:value-type="float">
            <text:p>17,14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18.31" calcext:value-type="float">
            <text:p>18,31</text:p>
          </table:table-cell>
          <table:table-cell table:style-name="ce3" office:value-type="float" office:value="18.96" calcext:value-type="float">
            <text:p>18,96</text:p>
          </table:table-cell>
          <table:table-cell table:style-name="ce3" office:value-type="float" office:value="19.61" calcext:value-type="float">
            <text:p>19,61</text:p>
          </table:table-cell>
          <table:table-cell table:style-name="ce3" office:value-type="float" office:value="20.28" calcext:value-type="float">
            <text:p>20,28</text:p>
          </table:table-cell>
          <table:table-cell table:style-name="ce3" office:value-type="float" office:value="20.99" calcext:value-type="float">
            <text:p>20,99</text:p>
          </table:table-cell>
          <table:table-cell table:style-name="ce3" office:value-type="float" office:value="21.72" calcext:value-type="float">
            <text:p>21,72</text:p>
          </table:table-cell>
          <table:table-cell table:style-name="ce3" office:value-type="float" office:value="22.47" calcext:value-type="float">
            <text:p>22,47</text:p>
          </table:table-cell>
          <table:table-cell table:style-name="ce3" office:value-type="float" office:value="23.24" calcext:value-type="float">
            <text:p>23,24</text:p>
          </table:table-cell>
          <table:table-cell table:style-name="ce3" office:value-type="float" office:value="24.02" calcext:value-type="float">
            <text:p>24,02</text:p>
          </table:table-cell>
        </table:table-row>
        <table:table-row table:style-name="ro4">
          <table:table-cell table:style-name="ce3" office:value-type="string" calcext:value-type="string">
            <text:p>16°P</text:p>
          </table:table-cell>
          <table:table-cell table:style-name="ce3" office:value-type="float" office:value="15.25" calcext:value-type="float">
            <text:p>15,25</text:p>
          </table:table-cell>
          <table:table-cell table:style-name="ce3" office:value-type="float" office:value="15.46" calcext:value-type="float">
            <text:p>15,46</text:p>
          </table:table-cell>
          <table:table-cell table:style-name="ce3" office:value-type="float" office:value="15.71" calcext:value-type="float">
            <text:p>15,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33" calcext:value-type="float">
            <text:p>16,33</text:p>
          </table:table-cell>
          <table:table-cell table:style-name="ce3" office:value-type="float" office:value="16.71" calcext:value-type="float">
            <text:p>16,71</text:p>
          </table:table-cell>
          <table:table-cell table:style-name="ce3" office:value-type="float" office:value="17.15" calcext:value-type="float">
            <text:p>17,15</text:p>
          </table:table-cell>
          <table:table-cell table:style-name="ce3" office:value-type="float" office:value="17.63" calcext:value-type="float">
            <text:p>17,63</text:p>
          </table:table-cell>
          <table:table-cell table:style-name="ce3" office:value-type="float" office:value="18.15" calcext:value-type="float">
            <text:p>18,15</text:p>
          </table:table-cell>
          <table:table-cell table:style-name="ce3" office:value-type="float" office:value="18.71" calcext:value-type="float">
            <text:p>18,71</text:p>
          </table:table-cell>
          <table:table-cell table:style-name="ce3" office:value-type="float" office:value="19.32" calcext:value-type="float">
            <text:p>19,32</text:p>
          </table:table-cell>
          <table:table-cell table:style-name="ce3" office:value-type="float" office:value="19.96" calcext:value-type="float">
            <text:p>19,96</text:p>
          </table:table-cell>
          <table:table-cell table:style-name="ce3" office:value-type="float" office:value="20.61" calcext:value-type="float">
            <text:p>20,61</text:p>
          </table:table-cell>
          <table:table-cell table:style-name="ce3" office:value-type="float" office:value="21.28" calcext:value-type="float">
            <text:p>21,28</text:p>
          </table:table-cell>
          <table:table-cell table:style-name="ce3" office:value-type="float" office:value="21.98" calcext:value-type="float">
            <text:p>21,98</text:p>
          </table:table-cell>
          <table:table-cell table:style-name="ce3" office:value-type="float" office:value="22.71" calcext:value-type="float">
            <text:p>22,71</text:p>
          </table:table-cell>
          <table:table-cell table:style-name="ce3" office:value-type="float" office:value="23.46" calcext:value-type="float">
            <text:p>23,46</text:p>
          </table:table-cell>
          <table:table-cell table:style-name="ce3" office:value-type="float" office:value="24.22" calcext:value-type="float">
            <text:p>24,22</text:p>
          </table:table-cell>
          <table:table-cell table:style-name="ce3" office:value-type="float" office:value="24.99" calcext:value-type="float">
            <text:p>24,99</text:p>
          </table:table-cell>
        </table:table-row>
        <table:table-row table:style-name="ro4">
          <table:table-cell table:style-name="ce3" office:value-type="string" calcext:value-type="string">
            <text:p>17°P</text:p>
          </table:table-cell>
          <table:table-cell table:style-name="ce3" office:value-type="float" office:value="16.25" calcext:value-type="float">
            <text:p>16,25</text:p>
          </table:table-cell>
          <table:table-cell table:style-name="ce3" office:value-type="float" office:value="16.46" calcext:value-type="float">
            <text:p>16,46</text:p>
          </table:table-cell>
          <table:table-cell table:style-name="ce3" office:value-type="float" office:value="16.71" calcext:value-type="float">
            <text:p>16,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.34" calcext:value-type="float">
            <text:p>17,34</text:p>
          </table:table-cell>
          <table:table-cell table:style-name="ce3" office:value-type="float" office:value="17.72" calcext:value-type="float">
            <text:p>17,72</text:p>
          </table:table-cell>
          <table:table-cell table:style-name="ce3" office:value-type="float" office:value="18.16" calcext:value-type="float">
            <text:p>18,16</text:p>
          </table:table-cell>
          <table:table-cell table:style-name="ce3" office:value-type="float" office:value="18.64" calcext:value-type="float">
            <text:p>18,64</text:p>
          </table:table-cell>
          <table:table-cell table:style-name="ce3" office:value-type="float" office:value="19.15" calcext:value-type="float">
            <text:p>19,15</text:p>
          </table:table-cell>
          <table:table-cell table:style-name="ce3" office:value-type="float" office:value="19.72" calcext:value-type="float">
            <text:p>19,72</text:p>
          </table:table-cell>
          <table:table-cell table:style-name="ce3" office:value-type="float" office:value="20.33" calcext:value-type="float">
            <text:p>20,33</text:p>
          </table:table-cell>
          <table:table-cell table:style-name="ce3" office:value-type="float" office:value="20.96" calcext:value-type="float">
            <text:p>20,96</text:p>
          </table:table-cell>
          <table:table-cell table:style-name="ce3" office:value-type="float" office:value="21.61" calcext:value-type="float">
            <text:p>21,61</text:p>
          </table:table-cell>
          <table:table-cell table:style-name="ce3" office:value-type="float" office:value="22.28" calcext:value-type="float">
            <text:p>22,28</text:p>
          </table:table-cell>
          <table:table-cell table:style-name="ce3" office:value-type="float" office:value="22.98" calcext:value-type="float">
            <text:p>22,98</text:p>
          </table:table-cell>
          <table:table-cell table:style-name="ce3" office:value-type="float" office:value="23.7" calcext:value-type="float">
            <text:p>23,7</text:p>
          </table:table-cell>
          <table:table-cell table:style-name="ce3" office:value-type="float" office:value="24.44" calcext:value-type="float">
            <text:p>24,44</text:p>
          </table:table-cell>
          <table:table-cell table:style-name="ce3" office:value-type="float" office:value="25.19" calcext:value-type="float">
            <text:p>25,19</text:p>
          </table:table-cell>
          <table:table-cell table:style-name="ce3" office:value-type="float" office:value="25.96" calcext:value-type="float">
            <text:p>25,96</text:p>
          </table:table-cell>
        </table:table-row>
        <table:table-row table:style-name="ro4">
          <table:table-cell table:style-name="ce3" office:value-type="string" calcext:value-type="string">
            <text:p>18°P</text:p>
          </table:table-cell>
          <table:table-cell table:style-name="ce3" office:value-type="float" office:value="17.25" calcext:value-type="float">
            <text:p>17,25</text:p>
          </table:table-cell>
          <table:table-cell table:style-name="ce3" office:value-type="float" office:value="17.46" calcext:value-type="float">
            <text:p>17,46</text:p>
          </table:table-cell>
          <table:table-cell table:style-name="ce3" office:value-type="float" office:value="17.71" calcext:value-type="float">
            <text:p>17,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.34" calcext:value-type="float">
            <text:p>18,34</text:p>
          </table:table-cell>
          <table:table-cell table:style-name="ce3" office:value-type="float" office:value="18.73" calcext:value-type="float">
            <text:p>18,73</text:p>
          </table:table-cell>
          <table:table-cell table:style-name="ce3" office:value-type="float" office:value="19.17" calcext:value-type="float">
            <text:p>19,17</text:p>
          </table:table-cell>
          <table:table-cell table:style-name="ce3" office:value-type="float" office:value="19.65" calcext:value-type="float">
            <text:p>19,65</text:p>
          </table:table-cell>
          <table:table-cell table:style-name="ce3" office:value-type="float" office:value="20.16" calcext:value-type="float">
            <text:p>20,16</text:p>
          </table:table-cell>
          <table:table-cell table:style-name="ce3" office:value-type="float" office:value="20.73" calcext:value-type="float">
            <text:p>20,73</text:p>
          </table:table-cell>
          <table:table-cell table:style-name="ce3" office:value-type="float" office:value="21.33" calcext:value-type="float">
            <text:p>21,33</text:p>
          </table:table-cell>
          <table:table-cell table:style-name="ce3" office:value-type="float" office:value="21.97" calcext:value-type="float">
            <text:p>21,97</text:p>
          </table:table-cell>
          <table:table-cell table:style-name="ce3" office:value-type="float" office:value="22.61" calcext:value-type="float">
            <text:p>22,61</text:p>
          </table:table-cell>
          <table:table-cell table:style-name="ce3" office:value-type="float" office:value="23.28" calcext:value-type="float">
            <text:p>23,28</text:p>
          </table:table-cell>
          <table:table-cell table:style-name="ce3" office:value-type="float" office:value="23.97" calcext:value-type="float">
            <text:p>23,97</text:p>
          </table:table-cell>
          <table:table-cell table:style-name="ce3" office:value-type="float" office:value="24.7" calcext:value-type="float">
            <text:p>24,7</text:p>
          </table:table-cell>
          <table:table-cell table:style-name="ce3" office:value-type="float" office:value="25.43" calcext:value-type="float">
            <text:p>25,43</text:p>
          </table:table-cell>
          <table:table-cell table:style-name="ce3" office:value-type="float" office:value="26.17" calcext:value-type="float">
            <text:p>26,17</text:p>
          </table:table-cell>
          <table:table-cell table:style-name="ce3" office:value-type="float" office:value="26.94" calcext:value-type="float">
            <text:p>26,94</text:p>
          </table:table-cell>
        </table:table-row>
        <table:table-row table:style-name="ro4">
          <table:table-cell table:style-name="ce3" office:value-type="string" calcext:value-type="string">
            <text:p>19°P</text:p>
          </table:table-cell>
          <table:table-cell table:style-name="ce3" office:value-type="float" office:value="18.24" calcext:value-type="float">
            <text:p>18,24</text:p>
          </table:table-cell>
          <table:table-cell table:style-name="ce3" office:value-type="float" office:value="18.45" calcext:value-type="float">
            <text:p>18,45</text:p>
          </table:table-cell>
          <table:table-cell table:style-name="ce3" office:value-type="float" office:value="18.7" calcext:value-type="float">
            <text:p>18,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35" calcext:value-type="float">
            <text:p>19,35</text:p>
          </table:table-cell>
          <table:table-cell table:style-name="ce3" office:value-type="float" office:value="19.74" calcext:value-type="float">
            <text:p>19,74</text:p>
          </table:table-cell>
          <table:table-cell table:style-name="ce3" office:value-type="float" office:value="20.18" calcext:value-type="float">
            <text:p>20,18</text:p>
          </table:table-cell>
          <table:table-cell table:style-name="ce3" office:value-type="float" office:value="20.66" calcext:value-type="float">
            <text:p>20,66</text:p>
          </table:table-cell>
          <table:table-cell table:style-name="ce3" office:value-type="float" office:value="21.18" calcext:value-type="float">
            <text:p>21,18</text:p>
          </table:table-cell>
          <table:table-cell table:style-name="ce3" office:value-type="float" office:value="21.74" calcext:value-type="float">
            <text:p>21,74</text:p>
          </table:table-cell>
          <table:table-cell table:style-name="ce3" office:value-type="float" office:value="22.34" calcext:value-type="float">
            <text:p>22,34</text:p>
          </table:table-cell>
          <table:table-cell table:style-name="ce3" office:value-type="float" office:value="22.97" calcext:value-type="float">
            <text:p>22,97</text:p>
          </table:table-cell>
          <table:table-cell table:style-name="ce3" office:value-type="float" office:value="23.61" calcext:value-type="float">
            <text:p>23,61</text:p>
          </table:table-cell>
          <table:table-cell table:style-name="ce3" office:value-type="float" office:value="24.27" calcext:value-type="float">
            <text:p>24,27</text:p>
          </table:table-cell>
          <table:table-cell table:style-name="ce3" office:value-type="float" office:value="24.97" calcext:value-type="float">
            <text:p>24,97</text:p>
          </table:table-cell>
          <table:table-cell table:style-name="ce3" office:value-type="float" office:value="25.68" calcext:value-type="float">
            <text:p>25,68</text:p>
          </table:table-cell>
          <table:table-cell table:style-name="ce3" office:value-type="float" office:value="26.41" calcext:value-type="float">
            <text:p>26,41</text:p>
          </table:table-cell>
          <table:table-cell table:style-name="ce3" office:value-type="float" office:value="27.15" calcext:value-type="float">
            <text:p>27,15</text:p>
          </table:table-cell>
          <table:table-cell table:style-name="ce3" office:value-type="float" office:value="27.91" calcext:value-type="float">
            <text:p>27,91</text:p>
          </table:table-cell>
        </table:table-row>
        <table:table-row table:style-name="ro4">
          <table:table-cell table:style-name="ce3" office:value-type="string" calcext:value-type="string">
            <text:p>20°P</text:p>
          </table:table-cell>
          <table:table-cell table:style-name="ce3" office:value-type="float" office:value="19.24" calcext:value-type="float">
            <text:p>19,24</text:p>
          </table:table-cell>
          <table:table-cell table:style-name="ce3" office:value-type="float" office:value="19.44" calcext:value-type="float">
            <text:p>19,44</text:p>
          </table:table-cell>
          <table:table-cell table:style-name="ce3" office:value-type="float" office:value="19.7" calcext:value-type="float">
            <text:p>19,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.35" calcext:value-type="float">
            <text:p>20,35</text:p>
          </table:table-cell>
          <table:table-cell table:style-name="ce3" office:value-type="float" office:value="20.75" calcext:value-type="float">
            <text:p>20,75</text:p>
          </table:table-cell>
          <table:table-cell table:style-name="ce3" office:value-type="float" office:value="21.19" calcext:value-type="float">
            <text:p>21,19</text:p>
          </table:table-cell>
          <table:table-cell table:style-name="ce3" office:value-type="float" office:value="21.68" calcext:value-type="float">
            <text:p>21,68</text:p>
          </table:table-cell>
          <table:table-cell table:style-name="ce3" office:value-type="float" office:value="22.19" calcext:value-type="float">
            <text:p>22,19</text:p>
          </table:table-cell>
          <table:table-cell table:style-name="ce3" office:value-type="float" office:value="22.75" calcext:value-type="float">
            <text:p>22,75</text:p>
          </table:table-cell>
          <table:table-cell table:style-name="ce3" office:value-type="float" office:value="23.35" calcext:value-type="float">
            <text:p>23,35</text:p>
          </table:table-cell>
          <table:table-cell table:style-name="ce3" office:value-type="float" office:value="23.97" calcext:value-type="float">
            <text:p>23,97</text:p>
          </table:table-cell>
          <table:table-cell table:style-name="ce3" office:value-type="float" office:value="24.61" calcext:value-type="float">
            <text:p>24,61</text:p>
          </table:table-cell>
          <table:table-cell table:style-name="ce3" office:value-type="float" office:value="25.27" calcext:value-type="float">
            <text:p>25,27</text:p>
          </table:table-cell>
          <table:table-cell table:style-name="ce3" office:value-type="float" office:value="25.96" calcext:value-type="float">
            <text:p>25,96</text:p>
          </table:table-cell>
          <table:table-cell table:style-name="ce3" office:value-type="float" office:value="26.67" calcext:value-type="float">
            <text:p>26,67</text:p>
          </table:table-cell>
          <table:table-cell table:style-name="ce3" office:value-type="float" office:value="27.39" calcext:value-type="float">
            <text:p>27,39</text:p>
          </table:table-cell>
          <table:table-cell table:style-name="ce3" office:value-type="float" office:value="28.13" calcext:value-type="float">
            <text:p>28,13</text:p>
          </table:table-cell>
          <table:table-cell table:style-name="ce3" office:value-type="float" office:value="28.89" calcext:value-type="float">
            <text:p>28,89</text:p>
          </table:table-cell>
        </table:table-row>
        <table:table-row table:style-name="ro4">
          <table:table-cell table:style-name="ce3" office:value-type="string" calcext:value-type="string">
            <text:p>21°P</text:p>
          </table:table-cell>
          <table:table-cell table:style-name="ce3" office:value-type="float" office:value="20.22" calcext:value-type="float">
            <text:p>20,22</text:p>
          </table:table-cell>
          <table:table-cell table:style-name="ce3" office:value-type="float" office:value="20.43" calcext:value-type="float">
            <text:p>20,43</text:p>
          </table:table-cell>
          <table:table-cell table:style-name="ce3" office:value-type="float" office:value="20.69" calcext:value-type="float">
            <text:p>20,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.36" calcext:value-type="float">
            <text:p>21,36</text:p>
          </table:table-cell>
          <table:table-cell table:style-name="ce3" office:value-type="float" office:value="21.76" calcext:value-type="float">
            <text:p>21,76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22.68" calcext:value-type="float">
            <text:p>22,68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23.75" calcext:value-type="float">
            <text:p>23,75</text:p>
          </table:table-cell>
          <table:table-cell table:style-name="ce3" office:value-type="float" office:value="24.35" calcext:value-type="float">
            <text:p>24,35</text:p>
          </table:table-cell>
          <table:table-cell table:style-name="ce3" office:value-type="float" office:value="24.96" calcext:value-type="float">
            <text:p>24,96</text:p>
          </table:table-cell>
          <table:table-cell table:style-name="ce3" office:value-type="float" office:value="25.6" calcext:value-type="float">
            <text:p>25,6</text:p>
          </table:table-cell>
          <table:table-cell table:style-name="ce3" office:value-type="float" office:value="26.25" calcext:value-type="float">
            <text:p>26,25</text:p>
          </table:table-cell>
          <table:table-cell table:style-name="ce3" office:value-type="float" office:value="26.94" calcext:value-type="float">
            <text:p>26,94</text:p>
          </table:table-cell>
          <table:table-cell table:style-name="ce3" office:value-type="float" office:value="27.64" calcext:value-type="float">
            <text:p>27,64</text:p>
          </table:table-cell>
          <table:table-cell table:style-name="ce3" office:value-type="float" office:value="28.36" calcext:value-type="float">
            <text:p>28,36</text:p>
          </table:table-cell>
          <table:table-cell table:style-name="ce3" office:value-type="float" office:value="29.1" calcext:value-type="float">
            <text:p>29,1</text:p>
          </table:table-cell>
          <table:table-cell table:style-name="ce3" office:value-type="float" office:value="29.86" calcext:value-type="float">
            <text:p>29,86</text:p>
          </table:table-cell>
        </table:table-row>
        <table:table-row table:style-name="ro4">
          <table:table-cell table:style-name="ce3" office:value-type="string" calcext:value-type="string">
            <text:p>22°P</text:p>
          </table:table-cell>
          <table:table-cell table:style-name="ce3" office:value-type="float" office:value="21.2" calcext:value-type="float">
            <text:p>21,2</text:p>
          </table:table-cell>
          <table:table-cell table:style-name="ce3" office:value-type="float" office:value="21.42" calcext:value-type="float">
            <text:p>21,42</text:p>
          </table:table-cell>
          <table:table-cell table:style-name="ce3" office:value-type="float" office:value="21.68" calcext:value-type="float">
            <text:p>21,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.36" calcext:value-type="float">
            <text:p>22,36</text:p>
          </table:table-cell>
          <table:table-cell table:style-name="ce3" office:value-type="float" office:value="22.76" calcext:value-type="float">
            <text:p>22,76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23.68" calcext:value-type="float">
            <text:p>23,68</text:p>
          </table:table-cell>
          <table:table-cell table:style-name="ce3" office:value-type="float" office:value="24.2" calcext:value-type="float">
            <text:p>24,2</text:p>
          </table:table-cell>
          <table:table-cell table:style-name="ce3" office:value-type="float" office:value="24.76" calcext:value-type="float">
            <text:p>24,76</text:p>
          </table:table-cell>
          <table:table-cell table:style-name="ce3" office:value-type="float" office:value="25.34" calcext:value-type="float">
            <text:p>25,34</text:p>
          </table:table-cell>
          <table:table-cell table:style-name="ce3" office:value-type="float" office:value="25.95" calcext:value-type="float">
            <text:p>25,95</text:p>
          </table:table-cell>
          <table:table-cell table:style-name="ce3" office:value-type="float" office:value="26.58" calcext:value-type="float">
            <text:p>26,58</text:p>
          </table:table-cell>
          <table:table-cell table:style-name="ce3" office:value-type="float" office:value="27.24" calcext:value-type="float">
            <text:p>27,24</text:p>
          </table:table-cell>
          <table:table-cell table:style-name="ce3" office:value-type="float" office:value="27.92" calcext:value-type="float">
            <text:p>27,92</text:p>
          </table:table-cell>
          <table:table-cell table:style-name="ce3" office:value-type="float" office:value="28.62" calcext:value-type="float">
            <text:p>28,62</text:p>
          </table:table-cell>
          <table:table-cell table:style-name="ce3" office:value-type="float" office:value="29.33" calcext:value-type="float">
            <text:p>29,33</text:p>
          </table:table-cell>
          <table:table-cell table:style-name="ce3" office:value-type="float" office:value="30.7" calcext:value-type="float">
            <text:p>30,7</text:p>
          </table:table-cell>
          <table:table-cell table:style-name="ce3" office:value-type="float" office:value="30.83" calcext:value-type="float">
            <text:p>30,83</text:p>
          </table:table-cell>
        </table:table-row>
        <table:table-row table:style-name="ro4">
          <table:table-cell table:style-name="ce3" office:value-type="string" calcext:value-type="string">
            <text:p>23°P</text:p>
          </table:table-cell>
          <table:table-cell table:style-name="ce3" office:value-type="float" office:value="22.17" calcext:value-type="float">
            <text:p>22,1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68" calcext:value-type="float">
            <text:p>22,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36" calcext:value-type="float">
            <text:p>23,36</text:p>
          </table:table-cell>
          <table:table-cell table:style-name="ce3" office:value-type="float" office:value="23.76" calcext:value-type="float">
            <text:p>23,76</text:p>
          </table:table-cell>
          <table:table-cell table:style-name="ce3" office:value-type="float" office:value="24.21" calcext:value-type="float">
            <text:p>24,21</text:p>
          </table:table-cell>
          <table:table-cell table:style-name="ce3" office:value-type="float" office:value="24.69" calcext:value-type="float">
            <text:p>24,69</text:p>
          </table:table-cell>
          <table:table-cell table:style-name="ce3" office:value-type="float" office:value="25.21" calcext:value-type="float">
            <text:p>25,21</text:p>
          </table:table-cell>
          <table:table-cell table:style-name="ce3" office:value-type="float" office:value="25.75" calcext:value-type="float">
            <text:p>25,75</text:p>
          </table:table-cell>
          <table:table-cell table:style-name="ce3" office:value-type="float" office:value="26.33" calcext:value-type="float">
            <text:p>26,33</text:p>
          </table:table-cell>
          <table:table-cell table:style-name="ce3" office:value-type="float" office:value="26.94" calcext:value-type="float">
            <text:p>26,94</text:p>
          </table:table-cell>
          <table:table-cell table:style-name="ce3" office:value-type="float" office:value="27.57" calcext:value-type="float">
            <text:p>27,57</text:p>
          </table:table-cell>
          <table:table-cell table:style-name="ce3" office:value-type="float" office:value="28.22" calcext:value-type="float">
            <text:p>28,22</text:p>
          </table:table-cell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29.59" calcext:value-type="float">
            <text:p>29,59</text:p>
          </table:table-cell>
          <table:table-cell table:style-name="ce3" office:value-type="float" office:value="30.3" calcext:value-type="float">
            <text:p>30,3</text:p>
          </table:table-cell>
          <table:table-cell table:style-name="ce3" office:value-type="float" office:value="31.04" calcext:value-type="float">
            <text:p>31,04</text:p>
          </table:table-cell>
          <table:table-cell table:style-name="ce3" office:value-type="float" office:value="31.8" calcext:value-type="float">
            <text:p>31,8</text:p>
          </table:table-cell>
        </table:table-row>
        <table:table-row table:style-name="ro4">
          <table:table-cell table:style-name="ce3" office:value-type="string" calcext:value-type="string">
            <text:p>24°P</text:p>
          </table:table-cell>
          <table:table-cell table:style-name="ce3" office:value-type="float" office:value="23.14" calcext:value-type="float">
            <text:p>23,14</text:p>
          </table:table-cell>
          <table:table-cell table:style-name="ce3" office:value-type="float" office:value="23.39" calcext:value-type="float">
            <text:p>23,39</text:p>
          </table:table-cell>
          <table:table-cell table:style-name="ce3" office:value-type="float" office:value="23.67" calcext:value-type="float">
            <text:p>23,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36" calcext:value-type="float">
            <text:p>24,36</text:p>
          </table:table-cell>
          <table:table-cell table:style-name="ce3" office:value-type="float" office:value="24.76" calcext:value-type="float">
            <text:p>24,76</text:p>
          </table:table-cell>
          <table:table-cell table:style-name="ce3" office:value-type="float" office:value="25.21" calcext:value-type="float">
            <text:p>25,21</text:p>
          </table:table-cell>
          <table:table-cell table:style-name="ce3" office:value-type="float" office:value="25.69" calcext:value-type="float">
            <text:p>25,69</text:p>
          </table:table-cell>
          <table:table-cell table:style-name="ce3" office:value-type="float" office:value="26.2" calcext:value-type="float">
            <text:p>26,2</text:p>
          </table:table-cell>
          <table:table-cell table:style-name="ce3" office:value-type="float" office:value="26.75" calcext:value-type="float">
            <text:p>26,75</text:p>
          </table:table-cell>
          <table:table-cell table:style-name="ce3" office:value-type="float" office:value="27.33" calcext:value-type="float">
            <text:p>27,33</text:p>
          </table:table-cell>
          <table:table-cell table:style-name="ce3" office:value-type="float" office:value="27.93" calcext:value-type="float">
            <text:p>27,93</text:p>
          </table:table-cell>
          <table:table-cell table:style-name="ce3" office:value-type="float" office:value="28.53" calcext:value-type="float">
            <text:p>28,53</text:p>
          </table:table-cell>
          <table:table-cell table:style-name="ce3" office:value-type="float" office:value="29.21" calcext:value-type="float">
            <text:p>29,21</text:p>
          </table:table-cell>
          <table:table-cell table:style-name="ce3" office:value-type="float" office:value="29.88" calcext:value-type="float">
            <text:p>29,88</text:p>
          </table:table-cell>
          <table:table-cell table:style-name="ce3" office:value-type="float" office:value="30.57" calcext:value-type="float">
            <text:p>30,57</text:p>
          </table:table-cell>
          <table:table-cell table:style-name="ce3" office:value-type="float" office:value="31.28" calcext:value-type="float">
            <text:p>31,28</text:p>
          </table:table-cell>
          <table:table-cell table:style-name="ce3" office:value-type="float" office:value="32.02" calcext:value-type="float">
            <text:p>32,02</text:p>
          </table:table-cell>
          <table:table-cell table:style-name="ce3" office:value-type="float" office:value="32.77" calcext:value-type="float">
            <text:p>32,77</text:p>
          </table:table-cell>
        </table:table-row>
        <table:table-row table:style-name="ro4">
          <table:table-cell table:style-name="ce3" office:value-type="string" calcext:value-type="string">
            <text:p>25°P</text:p>
          </table:table-cell>
          <table:table-cell table:style-name="ce3" office:value-type="float" office:value="24.12" calcext:value-type="float">
            <text:p>24,12</text:p>
          </table:table-cell>
          <table:table-cell table:style-name="ce3" office:value-type="float" office:value="24.38" calcext:value-type="float">
            <text:p>24,38</text:p>
          </table:table-cell>
          <table:table-cell table:style-name="ce3" office:value-type="float" office:value="24.67" calcext:value-type="float">
            <text:p>24,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.36" calcext:value-type="float">
            <text:p>25,36</text:p>
          </table:table-cell>
          <table:table-cell table:style-name="ce3" office:value-type="float" office:value="25.77" calcext:value-type="float">
            <text:p>25,77</text:p>
          </table:table-cell>
          <table:table-cell table:style-name="ce3" office:value-type="float" office:value="26.21" calcext:value-type="float">
            <text:p>26,21</text:p>
          </table:table-cell>
          <table:table-cell table:style-name="ce3" office:value-type="float" office:value="26.69" calcext:value-type="float">
            <text:p>26,69</text:p>
          </table:table-cell>
          <table:table-cell table:style-name="ce3" office:value-type="float" office:value="27.2" calcext:value-type="float">
            <text:p>27,2</text:p>
          </table:table-cell>
          <table:table-cell table:style-name="ce3" office:value-type="float" office:value="27.74" calcext:value-type="float">
            <text:p>27,74</text:p>
          </table:table-cell>
          <table:table-cell table:style-name="ce3" office:value-type="float" office:value="28.32" calcext:value-type="float">
            <text:p>28,32</text:p>
          </table:table-cell>
          <table:table-cell table:style-name="ce3" office:value-type="float" office:value="28.92" calcext:value-type="float">
            <text:p>28,92</text:p>
          </table:table-cell>
          <table:table-cell table:style-name="ce3" office:value-type="float" office:value="29.55" calcext:value-type="float">
            <text:p>29,55</text:p>
          </table:table-cell>
          <table:table-cell table:style-name="ce3" office:value-type="float" office:value="30.19" calcext:value-type="float">
            <text:p>30,19</text:p>
          </table:table-cell>
          <table:table-cell table:style-name="ce3" office:value-type="float" office:value="30.86" calcext:value-type="float">
            <text:p>30,86</text:p>
          </table:table-cell>
          <table:table-cell table:style-name="ce3" office:value-type="float" office:value="31.55" calcext:value-type="float">
            <text:p>31,55</text:p>
          </table:table-cell>
          <table:table-cell table:style-name="ce3" office:value-type="float" office:value="32.26" calcext:value-type="float">
            <text:p>32,26</text:p>
          </table:table-cell>
          <table:table-cell table:style-name="ce3" office:value-type="float" office:value="32.99" calcext:value-type="float">
            <text:p>32,99</text:p>
          </table:table-cell>
          <table:table-cell table:style-name="ce3" office:value-type="float" office:value="33.74" calcext:value-type="float">
            <text:p>33,74</text:p>
          </table:table-cell>
        </table:table-row>
        <table:table-row table:style-name="ro4">
          <table:table-cell table:style-name="ce3" office:value-type="string" calcext:value-type="string">
            <text:p>26°P</text:p>
          </table:table-cell>
          <table:table-cell table:style-name="ce3" office:value-type="float" office:value="25.1" calcext:value-type="float">
            <text:p>25,1</text:p>
          </table:table-cell>
          <table:table-cell table:style-name="ce3" office:value-type="float" office:value="25.37" calcext:value-type="float">
            <text:p>25,37</text:p>
          </table:table-cell>
          <table:table-cell table:style-name="ce3" office:value-type="float" office:value="25.67" calcext:value-type="float">
            <text:p>25,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37" calcext:value-type="float">
            <text:p>26,37</text:p>
          </table:table-cell>
          <table:table-cell table:style-name="ce3" office:value-type="float" office:value="26.77" calcext:value-type="float">
            <text:p>26,77</text:p>
          </table:table-cell>
          <table:table-cell table:style-name="ce3" office:value-type="float" office:value="27.22" calcext:value-type="float">
            <text:p>27,22</text:p>
          </table:table-cell>
          <table:table-cell table:style-name="ce3" office:value-type="float" office:value="27.69" calcext:value-type="float">
            <text:p>27,69</text:p>
          </table:table-cell>
          <table:table-cell table:style-name="ce3" office:value-type="float" office:value="28.2" calcext:value-type="float">
            <text:p>28,2</text:p>
          </table:table-cell>
          <table:table-cell table:style-name="ce3" office:value-type="float" office:value="28.74" calcext:value-type="float">
            <text:p>28,74</text:p>
          </table:table-cell>
          <table:table-cell table:style-name="ce3" office:value-type="float" office:value="29.32" calcext:value-type="float">
            <text:p>29,32</text:p>
          </table:table-cell>
          <table:table-cell table:style-name="ce3" office:value-type="float" office:value="29.92" calcext:value-type="float">
            <text:p>29,92</text:p>
          </table:table-cell>
          <table:table-cell table:style-name="ce3" office:value-type="float" office:value="30.54" calcext:value-type="float">
            <text:p>30,54</text:p>
          </table:table-cell>
          <table:table-cell table:style-name="ce3" office:value-type="float" office:value="31.19" calcext:value-type="float">
            <text:p>31,19</text:p>
          </table:table-cell>
          <table:table-cell table:style-name="ce3" office:value-type="float" office:value="31.85" calcext:value-type="float">
            <text:p>31,85</text:p>
          </table:table-cell>
          <table:table-cell table:style-name="ce3" office:value-type="float" office:value="32.54" calcext:value-type="float">
            <text:p>32,54</text:p>
          </table:table-cell>
          <table:table-cell table:style-name="ce3" office:value-type="float" office:value="33.25" calcext:value-type="float">
            <text:p>33,25</text:p>
          </table:table-cell>
          <table:table-cell table:style-name="ce3" office:value-type="float" office:value="33.97" calcext:value-type="float">
            <text:p>33,97</text:p>
          </table:table-cell>
          <table:table-cell table:style-name="ce3" office:value-type="float" office:value="34.72" calcext:value-type="float">
            <text:p>34,72</text:p>
          </table:table-cell>
        </table:table-row>
        <table:table-row table:style-name="ro4">
          <table:table-cell table:style-name="ce3" office:value-type="string" calcext:value-type="string">
            <text:p>27°P</text:p>
          </table:table-cell>
          <table:table-cell table:style-name="ce3" office:value-type="float" office:value="26.1" calcext:value-type="float">
            <text:p>26,1</text:p>
          </table:table-cell>
          <table:table-cell table:style-name="ce3" office:value-type="float" office:value="26.37" calcext:value-type="float">
            <text:p>26,37</text:p>
          </table:table-cell>
          <table:table-cell table:style-name="ce3" office:value-type="float" office:value="26.67" calcext:value-type="float">
            <text:p>26,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.37" calcext:value-type="float">
            <text:p>27,37</text:p>
          </table:table-cell>
          <table:table-cell table:style-name="ce3" office:value-type="float" office:value="27.78" calcext:value-type="float">
            <text:p>27,78</text:p>
          </table:table-cell>
          <table:table-cell table:style-name="ce3" office:value-type="float" office:value="28.22" calcext:value-type="float">
            <text:p>28,22</text:p>
          </table:table-cell>
          <table:table-cell table:style-name="ce3" office:value-type="float" office:value="28.7" calcext:value-type="float">
            <text:p>28,7</text:p>
          </table:table-cell>
          <table:table-cell table:style-name="ce3" office:value-type="float" office:value="29.2" calcext:value-type="float">
            <text:p>29,2</text:p>
          </table:table-cell>
          <table:table-cell table:style-name="ce3" office:value-type="float" office:value="29.74" calcext:value-type="float">
            <text:p>29,74</text:p>
          </table:table-cell>
          <table:table-cell table:style-name="ce3" office:value-type="float" office:value="30.32" calcext:value-type="float">
            <text:p>30,32</text:p>
          </table:table-cell>
          <table:table-cell table:style-name="ce3" office:value-type="float" office:value="30.92" calcext:value-type="float">
            <text:p>30,92</text:p>
          </table:table-cell>
          <table:table-cell table:style-name="ce3" office:value-type="float" office:value="31.54" calcext:value-type="float">
            <text:p>31,54</text:p>
          </table:table-cell>
          <table:table-cell table:style-name="ce3" office:value-type="float" office:value="32.18" calcext:value-type="float">
            <text:p>32,18</text:p>
          </table:table-cell>
          <table:table-cell table:style-name="ce3" office:value-type="float" office:value="32.84" calcext:value-type="float">
            <text:p>32,84</text:p>
          </table:table-cell>
          <table:table-cell table:style-name="ce3" office:value-type="float" office:value="33.53" calcext:value-type="float">
            <text:p>33,53</text:p>
          </table:table-cell>
          <table:table-cell table:style-name="ce3" office:value-type="float" office:value="34.23" calcext:value-type="float">
            <text:p>34,23</text:p>
          </table:table-cell>
          <table:table-cell table:style-name="ce3" office:value-type="float" office:value="34.96" calcext:value-type="float">
            <text:p>34,96</text:p>
          </table:table-cell>
          <table:table-cell table:style-name="ce3" office:value-type="float" office:value="35.7" calcext:value-type="float">
            <text:p>35,7</text:p>
          </table:table-cell>
        </table:table-row>
        <table:table-row table:style-name="ro4">
          <table:table-cell table:style-name="ce3" office:value-type="string" calcext:value-type="string">
            <text:p>28°P</text:p>
          </table:table-cell>
          <table:table-cell table:style-name="ce3" office:value-type="float" office:value="27.1" calcext:value-type="float">
            <text:p>27,1</text:p>
          </table:table-cell>
          <table:table-cell table:style-name="ce3" office:value-type="float" office:value="27.36" calcext:value-type="float">
            <text:p>27,36</text:p>
          </table:table-cell>
          <table:table-cell table:style-name="ce3" office:value-type="float" office:value="27.66" calcext:value-type="float">
            <text:p>27,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.38" calcext:value-type="float">
            <text:p>28,38</text:p>
          </table:table-cell>
          <table:table-cell table:style-name="ce3" office:value-type="float" office:value="28.79" calcext:value-type="float">
            <text:p>28,79</text:p>
          </table:table-cell>
          <table:table-cell table:style-name="ce3" office:value-type="float" office:value="29.23" calcext:value-type="float">
            <text:p>29,23</text:p>
          </table:table-cell>
          <table:table-cell table:style-name="ce3" office:value-type="float" office:value="29.7" calcext:value-type="float">
            <text:p>29,7</text:p>
          </table:table-cell>
          <table:table-cell table:style-name="ce3" office:value-type="float" office:value="30.21" calcext:value-type="float">
            <text:p>30,21</text:p>
          </table:table-cell>
          <table:table-cell table:style-name="ce3" office:value-type="float" office:value="30.75" calcext:value-type="float">
            <text:p>30,75</text:p>
          </table:table-cell>
          <table:table-cell table:style-name="ce3" office:value-type="float" office:value="31.32" calcext:value-type="float">
            <text:p>31,32</text:p>
          </table:table-cell>
          <table:table-cell table:style-name="ce3" office:value-type="float" office:value="31.93" calcext:value-type="float">
            <text:p>31,93</text:p>
          </table:table-cell>
          <table:table-cell table:style-name="ce3" office:value-type="float" office:value="32.54" calcext:value-type="float">
            <text:p>32,54</text:p>
          </table:table-cell>
          <table:table-cell table:style-name="ce3" office:value-type="float" office:value="33.18" calcext:value-type="float">
            <text:p>33,18</text:p>
          </table:table-cell>
          <table:table-cell table:style-name="ce3" office:value-type="float" office:value="33.84" calcext:value-type="float">
            <text:p>33,84</text:p>
          </table:table-cell>
          <table:table-cell table:style-name="ce3" office:value-type="float" office:value="34.52" calcext:value-type="float">
            <text:p>34,52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35.94" calcext:value-type="float">
            <text:p>35,94</text:p>
          </table:table-cell>
          <table:table-cell table:style-name="ce3" office:value-type="float" office:value="36.68" calcext:value-type="float">
            <text:p>36,68</text:p>
          </table:table-cell>
        </table:table-row>
        <table:table-row table:style-name="ro4">
          <table:table-cell table:style-name="ce3" office:value-type="string" calcext:value-type="string">
            <text:p>29°P</text:p>
          </table:table-cell>
          <table:table-cell table:style-name="ce3" office:value-type="float" office:value="28.1" calcext:value-type="float">
            <text:p>28,1</text:p>
          </table:table-cell>
          <table:table-cell table:style-name="ce3" office:value-type="float" office:value="28.36" calcext:value-type="float">
            <text:p>28,36</text:p>
          </table:table-cell>
          <table:table-cell table:style-name="ce3" office:value-type="float" office:value="28.66" calcext:value-type="float">
            <text:p>28,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.38" calcext:value-type="float">
            <text:p>29,38</text:p>
          </table:table-cell>
          <table:table-cell table:style-name="ce3" office:value-type="float" office:value="29.79" calcext:value-type="float">
            <text:p>29,79</text:p>
          </table:table-cell>
          <table:table-cell table:style-name="ce3" office:value-type="float" office:value="30.24" calcext:value-type="float">
            <text:p>30,24</text:p>
          </table:table-cell>
          <table:table-cell table:style-name="ce3" office:value-type="float" office:value="30.71" calcext:value-type="float">
            <text:p>30,71</text:p>
          </table:table-cell>
          <table:table-cell table:style-name="ce3" office:value-type="float" office:value="31.21" calcext:value-type="float">
            <text:p>31,21</text:p>
          </table:table-cell>
          <table:table-cell table:style-name="ce3" office:value-type="float" office:value="31.76" calcext:value-type="float">
            <text:p>31,76</text:p>
          </table:table-cell>
          <table:table-cell table:style-name="ce3" office:value-type="float" office:value="32.33" calcext:value-type="float">
            <text:p>32,33</text:p>
          </table:table-cell>
          <table:table-cell table:style-name="ce3" office:value-type="float" office:value="32.93" calcext:value-type="float">
            <text:p>32,93</text:p>
          </table:table-cell>
          <table:table-cell table:style-name="ce3" office:value-type="float" office:value="33.54" calcext:value-type="float">
            <text:p>33,54</text:p>
          </table:table-cell>
          <table:table-cell table:style-name="ce3" office:value-type="float" office:value="34.17" calcext:value-type="float">
            <text:p>34,17</text:p>
          </table:table-cell>
          <table:table-cell table:style-name="ce3" office:value-type="float" office:value="34.83" calcext:value-type="float">
            <text:p>34,83</text:p>
          </table:table-cell>
          <table:table-cell table:style-name="ce3" office:value-type="float" office:value="35.51" calcext:value-type="float">
            <text:p>35,51</text:p>
          </table:table-cell>
          <table:table-cell table:style-name="ce3" office:value-type="float" office:value="36.2" calcext:value-type="float">
            <text:p>36,2</text:p>
          </table:table-cell>
          <table:table-cell table:style-name="ce3" office:value-type="float" office:value="36.92" calcext:value-type="float">
            <text:p>36,92</text:p>
          </table:table-cell>
          <table:table-cell table:style-name="ce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6"/>
          <table:table-cell table:number-columns-repeated="5"/>
        </table:table-row>
        <table:table-row table:style-name="ro2">
          <table:table-cell table:style-name="ce1"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1.863192" calcext:value-type="float">
            <text:p>21,86319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294498381877" calcext:value-type="float">
            <text:p>28,1294498381877</text:p>
          </table:table-cell>
          <table:table-cell table:formula="of:=[.A10]*3.14/12*([.B10]*[.B10]+[.B10]*[.$B$2]+[.$B$2]*[.$B$2])/1000" office:value-type="float" office:value="0.618289692259891" calcext:value-type="float">
            <text:p>0,618289692259891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28.1294498381877" calcext:value-type="float">
            <text:p>28,1294498381877</text:p>
          </table:table-cell>
          <table:table-cell table:formula="of:=[.D10]*3.14/12*([.E10]*[.E10]+[.E10]*[.$B$2]+[.$B$2]*[.$B$2])/1000" office:value-type="float" office:value="0.618289692259891" calcext:value-type="float">
            <text:p>0,6182896922598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588996763754" calcext:value-type="float">
            <text:p>28,2588996763754</text:p>
          </table:table-cell>
          <table:table-cell table:formula="of:=[.A11]*3.14/12*([.B11]*[.B11]+[.B11]*[.$B$2]+[.$B$2]*[.$B$2])/1000" office:value-type="float" office:value="1.24229630830567" calcext:value-type="float">
            <text:p>1,24229630830567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28.1941747572816" calcext:value-type="float">
            <text:p>28,1941747572816</text:p>
          </table:table-cell>
          <table:table-cell table:formula="of:=[.D11]*3.14/12*([.E11]*[.E11]+[.E11]*[.$B$2]+[.$B$2]*[.$B$2])/1000" office:value-type="float" office:value="0.929576740503346" calcext:value-type="float">
            <text:p>0,9295767405033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3883495145631" calcext:value-type="float">
            <text:p>28,3883495145631</text:p>
          </table:table-cell>
          <table:table-cell table:formula="of:=[.A12]*3.14/12*([.B12]*[.B12]+[.B12]*[.$B$2]+[.$B$2]*[.$B$2])/1000" office:value-type="float" office:value="1.87204615703648" calcext:value-type="float">
            <text:p>1,87204615703648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28.2588996763754" calcext:value-type="float">
            <text:p>28,2588996763754</text:p>
          </table:table-cell>
          <table:table-cell table:formula="of:=[.D12]*3.14/12*([.E12]*[.E12]+[.E12]*[.$B$2]+[.$B$2]*[.$B$2])/1000" office:value-type="float" office:value="1.24229630830567" calcext:value-type="float">
            <text:p>1,242296308305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177993527508" calcext:value-type="float">
            <text:p>28,5177993527508</text:p>
          </table:table-cell>
          <table:table-cell table:formula="of:=[.A13]*3.14/12*([.B13]*[.B13]+[.B13]*[.$B$2]+[.$B$2]*[.$B$2])/1000" office:value-type="float" office:value="2.50756554735148" calcext:value-type="float">
            <text:p>2,50756554735148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28.3236245954693" calcext:value-type="float">
            <text:p>28,3236245954693</text:p>
          </table:table-cell>
          <table:table-cell table:formula="of:=[.D13]*3.14/12*([.E13]*[.E13]+[.E13]*[.$B$2]+[.$B$2]*[.$B$2])/1000" office:value-type="float" office:value="1.55645168427925" calcext:value-type="float">
            <text:p>1,556451684279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6472491909385" calcext:value-type="float">
            <text:p>28,6472491909385</text:p>
          </table:table-cell>
          <table:table-cell table:formula="of:=[.A14]*3.14/12*([.B14]*[.B14]+[.B14]*[.$B$2]+[.$B$2]*[.$B$2])/1000" office:value-type="float" office:value="3.14888078814982" calcext:value-type="float">
            <text:p>3,14888078814982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28.3883495145631" calcext:value-type="float">
            <text:p>28,3883495145631</text:p>
          </table:table-cell>
          <table:table-cell table:formula="of:=[.D14]*3.14/12*([.E14]*[.E14]+[.E14]*[.$B$2]+[.$B$2]*[.$B$2])/1000" office:value-type="float" office:value="1.87204615703648" calcext:value-type="float">
            <text:p>1,872046157036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7766990291262" calcext:value-type="float">
            <text:p>28,7766990291262</text:p>
          </table:table-cell>
          <table:table-cell table:formula="of:=[.A15]*3.14/12*([.B15]*[.B15]+[.B15]*[.$B$2]+[.$B$2]*[.$B$2])/1000" office:value-type="float" office:value="3.79601818833066" calcext:value-type="float">
            <text:p>3,79601818833066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28.453074433657" calcext:value-type="float">
            <text:p>28,453074433657</text:p>
          </table:table-cell>
          <table:table-cell table:formula="of:=[.D15]*3.14/12*([.E15]*[.E15]+[.E15]*[.$B$2]+[.$B$2]*[.$B$2])/1000" office:value-type="float" office:value="2.18908301518976" calcext:value-type="float">
            <text:p>2,189083015189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8.9061488673139" calcext:value-type="float">
            <text:p>28,9061488673139</text:p>
          </table:table-cell>
          <table:table-cell table:formula="of:=[.A16]*3.14/12*([.B16]*[.B16]+[.B16]*[.$B$2]+[.$B$2]*[.$B$2])/1000" office:value-type="float" office:value="4.44900405679315" calcext:value-type="float">
            <text:p>4,44900405679315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28.5177993527508" calcext:value-type="float">
            <text:p>28,5177993527508</text:p>
          </table:table-cell>
          <table:table-cell table:formula="of:=[.D16]*3.14/12*([.E16]*[.E16]+[.E16]*[.$B$2]+[.$B$2]*[.$B$2])/1000" office:value-type="float" office:value="2.50756554735148" calcext:value-type="float">
            <text:p>2,507565547351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0355987055016" calcext:value-type="float">
            <text:p>29,0355987055016</text:p>
          </table:table-cell>
          <table:table-cell table:formula="of:=[.A17]*3.14/12*([.B17]*[.B17]+[.B17]*[.$B$2]+[.$B$2]*[.$B$2])/1000" office:value-type="float" office:value="5.10786470243644" calcext:value-type="float">
            <text:p>5,10786470243644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28.5825242718447" calcext:value-type="float">
            <text:p>28,5825242718447</text:p>
          </table:table-cell>
          <table:table-cell table:formula="of:=[.D17]*3.14/12*([.E17]*[.E17]+[.E17]*[.$B$2]+[.$B$2]*[.$B$2])/1000" office:value-type="float" office:value="2.82749704213404" calcext:value-type="float">
            <text:p>2,827497042134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1650485436893" calcext:value-type="float">
            <text:p>29,1650485436893</text:p>
          </table:table-cell>
          <table:table-cell table:formula="of:=[.A18]*3.14/12*([.B18]*[.B18]+[.B18]*[.$B$2]+[.$B$2]*[.$B$2])/1000" office:value-type="float" office:value="5.77262643415968" calcext:value-type="float">
            <text:p>5,77262643415968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28.6472491909385" calcext:value-type="float">
            <text:p>28,6472491909385</text:p>
          </table:table-cell>
          <table:table-cell table:formula="of:=[.D18]*3.14/12*([.E18]*[.E18]+[.E18]*[.$B$2]+[.$B$2]*[.$B$2])/1000" office:value-type="float" office:value="3.14888078814982" calcext:value-type="float">
            <text:p>3,148880788149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294498381877" calcext:value-type="float">
            <text:p>29,294498381877</text:p>
          </table:table-cell>
          <table:table-cell table:formula="of:=[.A19]*3.14/12*([.B19]*[.B19]+[.B19]*[.$B$2]+[.$B$2]*[.$B$2])/1000" office:value-type="float" office:value="6.44331556086202" calcext:value-type="float">
            <text:p>6,44331556086202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28.7119741100324" calcext:value-type="float">
            <text:p>28,7119741100324</text:p>
          </table:table-cell>
          <table:table-cell table:formula="of:=[.D19]*3.14/12*([.E19]*[.E19]+[.E19]*[.$B$2]+[.$B$2]*[.$B$2])/1000" office:value-type="float" office:value="3.47172007401123" calcext:value-type="float">
            <text:p>3,471720074011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4239482200647" calcext:value-type="float">
            <text:p>29,4239482200647</text:p>
          </table:table-cell>
          <table:table-cell table:formula="of:=[.A20]*3.14/12*([.B20]*[.B20]+[.B20]*[.$B$2]+[.$B$2]*[.$B$2])/1000" office:value-type="float" office:value="7.11995839144262" calcext:value-type="float">
            <text:p>7,11995839144262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28.7766990291262" calcext:value-type="float">
            <text:p>28,7766990291262</text:p>
          </table:table-cell>
          <table:table-cell table:formula="of:=[.D20]*3.14/12*([.E20]*[.E20]+[.E20]*[.$B$2]+[.$B$2]*[.$B$2])/1000" office:value-type="float" office:value="3.79601818833066" calcext:value-type="float">
            <text:p>3,7960181883306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5533980582524" calcext:value-type="float">
            <text:p>29,5533980582524</text:p>
          </table:table-cell>
          <table:table-cell table:formula="of:=[.A21]*3.14/12*([.B21]*[.B21]+[.B21]*[.$B$2]+[.$B$2]*[.$B$2])/1000" office:value-type="float" office:value="7.80258123480064" calcext:value-type="float">
            <text:p>7,80258123480064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28.8414239482201" calcext:value-type="float">
            <text:p>28,8414239482201</text:p>
          </table:table-cell>
          <table:table-cell table:formula="of:=[.D21]*3.14/12*([.E21]*[.E21]+[.E21]*[.$B$2]+[.$B$2]*[.$B$2])/1000" office:value-type="float" office:value="4.1217784197205" calcext:value-type="float">
            <text:p>4,12177841972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6828478964401" calcext:value-type="float">
            <text:p>29,6828478964401</text:p>
          </table:table-cell>
          <table:table-cell table:formula="of:=[.A22]*3.14/12*([.B22]*[.B22]+[.B22]*[.$B$2]+[.$B$2]*[.$B$2])/1000" office:value-type="float" office:value="8.49121039983522" calcext:value-type="float">
            <text:p>8,49121039983522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28.9061488673139" calcext:value-type="float">
            <text:p>28,9061488673139</text:p>
          </table:table-cell>
          <table:table-cell table:formula="of:=[.D22]*3.14/12*([.E22]*[.E22]+[.E22]*[.$B$2]+[.$B$2]*[.$B$2])/1000" office:value-type="float" office:value="4.44900405679315" calcext:value-type="float">
            <text:p>4,449004056793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29.8122977346278" calcext:value-type="float">
            <text:p>29,8122977346278</text:p>
          </table:table-cell>
          <table:table-cell table:formula="of:=[.A23]*3.14/12*([.B23]*[.B23]+[.B23]*[.$B$2]+[.$B$2]*[.$B$2])/1000" office:value-type="float" office:value="9.18587219544552" calcext:value-type="float">
            <text:p>9,18587219544552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28.9708737864078" calcext:value-type="float">
            <text:p>28,9708737864078</text:p>
          </table:table-cell>
          <table:table-cell table:formula="of:=[.D23]*3.14/12*([.E23]*[.E23]+[.E23]*[.$B$2]+[.$B$2]*[.$B$2])/1000" office:value-type="float" office:value="4.777698388161" calcext:value-type="float">
            <text:p>4,77769838816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29.9417475728155" calcext:value-type="float">
            <text:p>29,9417475728155</text:p>
          </table:table-cell>
          <table:table-cell table:formula="of:=[.A24]*3.14/12*([.B24]*[.B24]+[.B24]*[.$B$2]+[.$B$2]*[.$B$2])/1000" office:value-type="float" office:value="9.88659293053068" calcext:value-type="float">
            <text:p>9,88659293053068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29.0355987055016" calcext:value-type="float">
            <text:p>29,0355987055016</text:p>
          </table:table-cell>
          <table:table-cell table:formula="of:=[.D24]*3.14/12*([.E24]*[.E24]+[.E24]*[.$B$2]+[.$B$2]*[.$B$2])/1000" office:value-type="float" office:value="5.10786470243644" calcext:value-type="float">
            <text:p>5,1078647024364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0711974110032" calcext:value-type="float">
            <text:p>30,0711974110032</text:p>
          </table:table-cell>
          <table:table-cell table:formula="of:=[.A25]*3.14/12*([.B25]*[.B25]+[.B25]*[.$B$2]+[.$B$2]*[.$B$2])/1000" office:value-type="float" office:value="10.5933989139899" calcext:value-type="float">
            <text:p>10,5933989139899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29.1003236245955" calcext:value-type="float">
            <text:p>29,1003236245955</text:p>
          </table:table-cell>
          <table:table-cell table:formula="of:=[.D25]*3.14/12*([.E25]*[.E25]+[.E25]*[.$B$2]+[.$B$2]*[.$B$2])/1000" office:value-type="float" office:value="5.43950628823187" calcext:value-type="float">
            <text:p>5,4395062882318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2006472491909" calcext:value-type="float">
            <text:p>30,2006472491909</text:p>
          </table:table-cell>
          <table:table-cell table:formula="of:=[.A26]*3.14/12*([.B26]*[.B26]+[.B26]*[.$B$2]+[.$B$2]*[.$B$2])/1000" office:value-type="float" office:value="11.3063164547222" calcext:value-type="float">
            <text:p>11,3063164547222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29.1650485436893" calcext:value-type="float">
            <text:p>29,1650485436893</text:p>
          </table:table-cell>
          <table:table-cell table:formula="of:=[.D26]*3.14/12*([.E26]*[.E26]+[.E26]*[.$B$2]+[.$B$2]*[.$B$2])/1000" office:value-type="float" office:value="5.77262643415968" calcext:value-type="float">
            <text:p>5,7726264341596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3300970873786" calcext:value-type="float">
            <text:p>30,3300970873786</text:p>
          </table:table-cell>
          <table:table-cell table:formula="of:=[.A27]*3.14/12*([.B27]*[.B27]+[.B27]*[.$B$2]+[.$B$2]*[.$B$2])/1000" office:value-type="float" office:value="12.0253718616269" calcext:value-type="float">
            <text:p>12,0253718616269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29.2297734627832" calcext:value-type="float">
            <text:p>29,2297734627832</text:p>
          </table:table-cell>
          <table:table-cell table:formula="of:=[.D27]*3.14/12*([.E27]*[.E27]+[.E27]*[.$B$2]+[.$B$2]*[.$B$2])/1000" office:value-type="float" office:value="6.10722842883226" calcext:value-type="float">
            <text:p>6,1072284288322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4595469255663" calcext:value-type="float">
            <text:p>30,4595469255663</text:p>
          </table:table-cell>
          <table:table-cell table:formula="of:=[.A28]*3.14/12*([.B28]*[.B28]+[.B28]*[.$B$2]+[.$B$2]*[.$B$2])/1000" office:value-type="float" office:value="12.7505914436031" calcext:value-type="float">
            <text:p>12,7505914436031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29.294498381877" calcext:value-type="float">
            <text:p>29,294498381877</text:p>
          </table:table-cell>
          <table:table-cell table:formula="of:=[.D28]*3.14/12*([.E28]*[.E28]+[.E28]*[.$B$2]+[.$B$2]*[.$B$2])/1000" office:value-type="float" office:value="6.44331556086202" calcext:value-type="float">
            <text:p>6,443315560862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588996763754" calcext:value-type="float">
            <text:p>30,588996763754</text:p>
          </table:table-cell>
          <table:table-cell table:formula="of:=[.A29]*3.14/12*([.B29]*[.B29]+[.B29]*[.$B$2]+[.$B$2]*[.$B$2])/1000" office:value-type="float" office:value="13.4820015095499" calcext:value-type="float">
            <text:p>13,4820015095499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29.3592233009709" calcext:value-type="float">
            <text:p>29,3592233009709</text:p>
          </table:table-cell>
          <table:table-cell table:formula="of:=[.D29]*3.14/12*([.E29]*[.E29]+[.E29]*[.$B$2]+[.$B$2]*[.$B$2])/1000" office:value-type="float" office:value="6.78089111886134" calcext:value-type="float">
            <text:p>6,7808911188613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0.7184466019417" calcext:value-type="float">
            <text:p>30,7184466019417</text:p>
          </table:table-cell>
          <table:table-cell table:formula="of:=[.A30]*3.14/12*([.B30]*[.B30]+[.B30]*[.$B$2]+[.$B$2]*[.$B$2])/1000" office:value-type="float" office:value="14.2196283683665" calcext:value-type="float">
            <text:p>14,2196283683665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29.4239482200647" calcext:value-type="float">
            <text:p>29,4239482200647</text:p>
          </table:table-cell>
          <table:table-cell table:formula="of:=[.D30]*3.14/12*([.E30]*[.E30]+[.E30]*[.$B$2]+[.$B$2]*[.$B$2])/1000" office:value-type="float" office:value="7.11995839144262" calcext:value-type="float">
            <text:p>7,1199583914426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0.8478964401294" calcext:value-type="float">
            <text:p>30,8478964401294</text:p>
          </table:table-cell>
          <table:table-cell table:formula="of:=[.A31]*3.14/12*([.B31]*[.B31]+[.B31]*[.$B$2]+[.$B$2]*[.$B$2])/1000" office:value-type="float" office:value="14.963498328952" calcext:value-type="float">
            <text:p>14,963498328952</text:p>
          </table:table-cell>
          <table:table-cell office:value-type="float" office:value="11.5" calcext:value-type="float">
            <text:p>11,5</text:p>
          </table:table-cell>
          <table:table-cell table:formula="of:=([.$B$1]-[.$B$2])/2*[.D31]/[.$B$3]*2+[.$B$2]" office:value-type="float" office:value="29.4886731391586" calcext:value-type="float">
            <text:p>29,4886731391586</text:p>
          </table:table-cell>
          <table:table-cell table:formula="of:=[.D31]*3.14/12*([.E31]*[.E31]+[.E31]*[.$B$2]+[.$B$2]*[.$B$2])/1000" office:value-type="float" office:value="7.46052066721826" calcext:value-type="float">
            <text:p>7,4605206672182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0.9773462783172" calcext:value-type="float">
            <text:p>30,9773462783172</text:p>
          </table:table-cell>
          <table:table-cell table:formula="of:=[.A32]*3.14/12*([.B32]*[.B32]+[.B32]*[.$B$2]+[.$B$2]*[.$B$2])/1000" office:value-type="float" office:value="15.7136377002056" calcext:value-type="float">
            <text:p>15,7136377002056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29.5533980582524" calcext:value-type="float">
            <text:p>29,5533980582524</text:p>
          </table:table-cell>
          <table:table-cell table:formula="of:=[.D32]*3.14/12*([.E32]*[.E32]+[.E32]*[.$B$2]+[.$B$2]*[.$B$2])/1000" office:value-type="float" office:value="7.80258123480064" calcext:value-type="float">
            <text:p>7,8025812348006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1067961165049" calcext:value-type="float">
            <text:p>31,1067961165049</text:p>
          </table:table-cell>
          <table:table-cell table:formula="of:=[.A33]*3.14/12*([.B33]*[.B33]+[.B33]*[.$B$2]+[.$B$2]*[.$B$2])/1000" office:value-type="float" office:value="16.4700727910265" calcext:value-type="float">
            <text:p>16,4700727910265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29.6181229773463" calcext:value-type="float">
            <text:p>29,6181229773463</text:p>
          </table:table-cell>
          <table:table-cell table:formula="of:=[.D33]*3.14/12*([.E33]*[.E33]+[.E33]*[.$B$2]+[.$B$2]*[.$B$2])/1000" office:value-type="float" office:value="8.14614338280216" calcext:value-type="float">
            <text:p>8,1461433828021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2362459546926" calcext:value-type="float">
            <text:p>31,2362459546926</text:p>
          </table:table-cell>
          <table:table-cell table:formula="of:=[.A34]*3.14/12*([.B34]*[.B34]+[.B34]*[.$B$2]+[.$B$2]*[.$B$2])/1000" office:value-type="float" office:value="17.2328299103137" calcext:value-type="float">
            <text:p>17,2328299103137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29.6828478964401" calcext:value-type="float">
            <text:p>29,6828478964401</text:p>
          </table:table-cell>
          <table:table-cell table:formula="of:=[.D34]*3.14/12*([.E34]*[.E34]+[.E34]*[.$B$2]+[.$B$2]*[.$B$2])/1000" office:value-type="float" office:value="8.49121039983522" calcext:value-type="float">
            <text:p>8,4912103998352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3656957928803" calcext:value-type="float">
            <text:p>31,3656957928803</text:p>
          </table:table-cell>
          <table:table-cell table:formula="of:=[.A35]*3.14/12*([.B35]*[.B35]+[.B35]*[.$B$2]+[.$B$2]*[.$B$2])/1000" office:value-type="float" office:value="18.0019353669666" calcext:value-type="float">
            <text:p>18,0019353669666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29.747572815534" calcext:value-type="float">
            <text:p>29,747572815534</text:p>
          </table:table-cell>
          <table:table-cell table:formula="of:=[.D35]*3.14/12*([.E35]*[.E35]+[.E35]*[.$B$2]+[.$B$2]*[.$B$2])/1000" office:value-type="float" office:value="8.83778557451221" calcext:value-type="float">
            <text:p>8,837785574512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1.495145631068" calcext:value-type="float">
            <text:p>31,495145631068</text:p>
          </table:table-cell>
          <table:table-cell table:formula="of:=[.A36]*3.14/12*([.B36]*[.B36]+[.B36]*[.$B$2]+[.$B$2]*[.$B$2])/1000" office:value-type="float" office:value="18.7774154698841" calcext:value-type="float">
            <text:p>18,7774154698841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29.8122977346278" calcext:value-type="float">
            <text:p>29,8122977346278</text:p>
          </table:table-cell>
          <table:table-cell table:formula="of:=[.D36]*3.14/12*([.E36]*[.E36]+[.E36]*[.$B$2]+[.$B$2]*[.$B$2])/1000" office:value-type="float" office:value="9.18587219544552" calcext:value-type="float">
            <text:p>9,1858721954455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1.6245954692557" calcext:value-type="float">
            <text:p>31,6245954692557</text:p>
          </table:table-cell>
          <table:table-cell table:formula="of:=[.A37]*3.14/12*([.B37]*[.B37]+[.B37]*[.$B$2]+[.$B$2]*[.$B$2])/1000" office:value-type="float" office:value="19.5592965279654" calcext:value-type="float">
            <text:p>19,5592965279654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29.8770226537217" calcext:value-type="float">
            <text:p>29,8770226537217</text:p>
          </table:table-cell>
          <table:table-cell table:formula="of:=[.D37]*3.14/12*([.E37]*[.E37]+[.E37]*[.$B$2]+[.$B$2]*[.$B$2])/1000" office:value-type="float" office:value="9.53547355124754" calcext:value-type="float">
            <text:p>9,5354735512475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1.7540453074434" calcext:value-type="float">
            <text:p>31,7540453074434</text:p>
          </table:table-cell>
          <table:table-cell table:formula="of:=[.A38]*3.14/12*([.B38]*[.B38]+[.B38]*[.$B$2]+[.$B$2]*[.$B$2])/1000" office:value-type="float" office:value="20.3476048501098" calcext:value-type="float">
            <text:p>20,3476048501098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29.9417475728155" calcext:value-type="float">
            <text:p>29,9417475728155</text:p>
          </table:table-cell>
          <table:table-cell table:formula="of:=[.D38]*3.14/12*([.E38]*[.E38]+[.E38]*[.$B$2]+[.$B$2]*[.$B$2])/1000" office:value-type="float" office:value="9.88659293053068" calcext:value-type="float">
            <text:p>9,8865929305306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1.8834951456311" calcext:value-type="float">
            <text:p>31,8834951456311</text:p>
          </table:table-cell>
          <table:table-cell table:formula="of:=[.A39]*3.14/12*([.B39]*[.B39]+[.B39]*[.$B$2]+[.$B$2]*[.$B$2])/1000" office:value-type="float" office:value="21.1423667452163" calcext:value-type="float">
            <text:p>21,1423667452163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0.0064724919094" calcext:value-type="float">
            <text:p>30,0064724919094</text:p>
          </table:table-cell>
          <table:table-cell table:formula="of:=[.D39]*3.14/12*([.E39]*[.E39]+[.E39]*[.$B$2]+[.$B$2]*[.$B$2])/1000" office:value-type="float" office:value="10.2392336219073" calcext:value-type="float">
            <text:p>10,2392336219073</text:p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0.0711974110032" calcext:value-type="float">
            <text:p>30,0711974110032</text:p>
          </table:table-cell>
          <table:table-cell table:formula="of:=[.D40]*3.14/12*([.E40]*[.E40]+[.E40]*[.$B$2]+[.$B$2]*[.$B$2])/1000" office:value-type="float" office:value="10.5933989139899" calcext:value-type="float">
            <text:p>10,5933989139899</text:p>
          </table:table-cell>
        </table:table-row>
        <table:table-row table:style-name="ro2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0.1359223300971" calcext:value-type="float">
            <text:p>30,1359223300971</text:p>
          </table:table-cell>
          <table:table-cell table:formula="of:=[.D41]*3.14/12*([.E41]*[.E41]+[.E41]*[.$B$2]+[.$B$2]*[.$B$2])/1000" office:value-type="float" office:value="10.9490920953907" calcext:value-type="float">
            <text:p>10,9490920953907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0.2006472491909" calcext:value-type="float">
            <text:p>30,2006472491909</text:p>
          </table:table-cell>
          <table:table-cell table:formula="of:=[.D42]*3.14/12*([.E42]*[.E42]+[.E42]*[.$B$2]+[.$B$2]*[.$B$2])/1000" office:value-type="float" office:value="11.3063164547222" calcext:value-type="float">
            <text:p>11,3063164547222</text:p>
          </table:table-cell>
        </table:table-row>
        <table:table-row table:style-name="ro2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0.2653721682848" calcext:value-type="float">
            <text:p>30,2653721682848</text:p>
          </table:table-cell>
          <table:table-cell table:formula="of:=[.D43]*3.14/12*([.E43]*[.E43]+[.E43]*[.$B$2]+[.$B$2]*[.$B$2])/1000" office:value-type="float" office:value="11.6650752805968" calcext:value-type="float">
            <text:p>11,6650752805968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0.3300970873786" calcext:value-type="float">
            <text:p>30,3300970873786</text:p>
          </table:table-cell>
          <table:table-cell table:formula="of:=[.D44]*3.14/12*([.E44]*[.E44]+[.E44]*[.$B$2]+[.$B$2]*[.$B$2])/1000" office:value-type="float" office:value="12.0253718616269" calcext:value-type="float">
            <text:p>12,0253718616269</text:p>
          </table:table-cell>
        </table:table-row>
        <table:table-row table:style-name="ro2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0.3948220064725" calcext:value-type="float">
            <text:p>30,3948220064725</text:p>
          </table:table-cell>
          <table:table-cell table:formula="of:=[.D45]*3.14/12*([.E45]*[.E45]+[.E45]*[.$B$2]+[.$B$2]*[.$B$2])/1000" office:value-type="float" office:value="12.3872094864249" calcext:value-type="float">
            <text:p>12,3872094864249</text:p>
          </table:table-cell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0.4595469255663" calcext:value-type="float">
            <text:p>30,4595469255663</text:p>
          </table:table-cell>
          <table:table-cell table:formula="of:=[.D46]*3.14/12*([.E46]*[.E46]+[.E46]*[.$B$2]+[.$B$2]*[.$B$2])/1000" office:value-type="float" office:value="12.7505914436031" calcext:value-type="float">
            <text:p>12,7505914436031</text:p>
          </table:table-cell>
        </table:table-row>
        <table:table-row table:style-name="ro2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0.5242718446602" calcext:value-type="float">
            <text:p>30,5242718446602</text:p>
          </table:table-cell>
          <table:table-cell table:formula="of:=[.D47]*3.14/12*([.E47]*[.E47]+[.E47]*[.$B$2]+[.$B$2]*[.$B$2])/1000" office:value-type="float" office:value="13.115521021774" calcext:value-type="float">
            <text:p>13,115521021774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0.588996763754" calcext:value-type="float">
            <text:p>30,588996763754</text:p>
          </table:table-cell>
          <table:table-cell table:formula="of:=[.D48]*3.14/12*([.E48]*[.E48]+[.E48]*[.$B$2]+[.$B$2]*[.$B$2])/1000" office:value-type="float" office:value="13.4820015095499" calcext:value-type="float">
            <text:p>13,4820015095499</text:p>
          </table:table-cell>
        </table:table-row>
        <table:table-row table:style-name="ro2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0.6537216828479" calcext:value-type="float">
            <text:p>30,6537216828479</text:p>
          </table:table-cell>
          <table:table-cell table:formula="of:=[.D49]*3.14/12*([.E49]*[.E49]+[.E49]*[.$B$2]+[.$B$2]*[.$B$2])/1000" office:value-type="float" office:value="13.8500361955433" calcext:value-type="float">
            <text:p>13,8500361955433</text:p>
          </table:table-cell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0.7184466019417" calcext:value-type="float">
            <text:p>30,7184466019417</text:p>
          </table:table-cell>
          <table:table-cell table:formula="of:=[.D50]*3.14/12*([.E50]*[.E50]+[.E50]*[.$B$2]+[.$B$2]*[.$B$2])/1000" office:value-type="float" office:value="14.2196283683665" calcext:value-type="float">
            <text:p>14,2196283683665</text:p>
          </table:table-cell>
        </table:table-row>
        <table:table-row table:style-name="ro2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0.7831715210356" calcext:value-type="float">
            <text:p>30,7831715210356</text:p>
          </table:table-cell>
          <table:table-cell table:formula="of:=[.D51]*3.14/12*([.E51]*[.E51]+[.E51]*[.$B$2]+[.$B$2]*[.$B$2])/1000" office:value-type="float" office:value="14.5907813166319" calcext:value-type="float">
            <text:p>14,5907813166319</text:p>
          </table:table-cell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0.8478964401294" calcext:value-type="float">
            <text:p>30,8478964401294</text:p>
          </table:table-cell>
          <table:table-cell table:formula="of:=[.D52]*3.14/12*([.E52]*[.E52]+[.E52]*[.$B$2]+[.$B$2]*[.$B$2])/1000" office:value-type="float" office:value="14.963498328952" calcext:value-type="float">
            <text:p>14,963498328952</text:p>
          </table:table-cell>
        </table:table-row>
        <table:table-row table:style-name="ro2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0.9126213592233" calcext:value-type="float">
            <text:p>30,9126213592233</text:p>
          </table:table-cell>
          <table:table-cell table:formula="of:=[.D53]*3.14/12*([.E53]*[.E53]+[.E53]*[.$B$2]+[.$B$2]*[.$B$2])/1000" office:value-type="float" office:value="15.3377826939391" calcext:value-type="float">
            <text:p>15,3377826939391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0.9773462783172" calcext:value-type="float">
            <text:p>30,9773462783172</text:p>
          </table:table-cell>
          <table:table-cell table:formula="of:=[.D54]*3.14/12*([.E54]*[.E54]+[.E54]*[.$B$2]+[.$B$2]*[.$B$2])/1000" office:value-type="float" office:value="15.7136377002056" calcext:value-type="float">
            <text:p>15,7136377002056</text:p>
          </table:table-cell>
        </table:table-row>
        <table:table-row table:style-name="ro2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1.042071197411" calcext:value-type="float">
            <text:p>31,042071197411</text:p>
          </table:table-cell>
          <table:table-cell table:formula="of:=[.D55]*3.14/12*([.E55]*[.E55]+[.E55]*[.$B$2]+[.$B$2]*[.$B$2])/1000" office:value-type="float" office:value="16.091066636364" calcext:value-type="float">
            <text:p>16,091066636364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1.1067961165049" calcext:value-type="float">
            <text:p>31,1067961165049</text:p>
          </table:table-cell>
          <table:table-cell table:formula="of:=[.D56]*3.14/12*([.E56]*[.E56]+[.E56]*[.$B$2]+[.$B$2]*[.$B$2])/1000" office:value-type="float" office:value="16.4700727910265" calcext:value-type="float">
            <text:p>16,4700727910265</text:p>
          </table:table-cell>
        </table:table-row>
        <table:table-row table:style-name="ro2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1.1715210355987" calcext:value-type="float">
            <text:p>31,1715210355987</text:p>
          </table:table-cell>
          <table:table-cell table:formula="of:=[.D57]*3.14/12*([.E57]*[.E57]+[.E57]*[.$B$2]+[.$B$2]*[.$B$2])/1000" office:value-type="float" office:value="16.8506594528056" calcext:value-type="float">
            <text:p>16,8506594528056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1.2362459546926" calcext:value-type="float">
            <text:p>31,2362459546926</text:p>
          </table:table-cell>
          <table:table-cell table:formula="of:=[.D58]*3.14/12*([.E58]*[.E58]+[.E58]*[.$B$2]+[.$B$2]*[.$B$2])/1000" office:value-type="float" office:value="17.2328299103137" calcext:value-type="float">
            <text:p>17,2328299103137</text:p>
          </table:table-cell>
        </table:table-row>
        <table:table-row table:style-name="ro2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1.3009708737864" calcext:value-type="float">
            <text:p>31,3009708737864</text:p>
          </table:table-cell>
          <table:table-cell table:formula="of:=[.D59]*3.14/12*([.E59]*[.E59]+[.E59]*[.$B$2]+[.$B$2]*[.$B$2])/1000" office:value-type="float" office:value="17.6165874521633" calcext:value-type="float">
            <text:p>17,6165874521633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1.3656957928803" calcext:value-type="float">
            <text:p>31,3656957928803</text:p>
          </table:table-cell>
          <table:table-cell table:formula="of:=[.D60]*3.14/12*([.E60]*[.E60]+[.E60]*[.$B$2]+[.$B$2]*[.$B$2])/1000" office:value-type="float" office:value="18.0019353669666" calcext:value-type="float">
            <text:p>18,0019353669666</text:p>
          </table:table-cell>
        </table:table-row>
        <table:table-row table:style-name="ro2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1.4304207119741" calcext:value-type="float">
            <text:p>31,4304207119741</text:p>
          </table:table-cell>
          <table:table-cell table:formula="of:=[.D61]*3.14/12*([.E61]*[.E61]+[.E61]*[.$B$2]+[.$B$2]*[.$B$2])/1000" office:value-type="float" office:value="18.388876943336" calcext:value-type="float">
            <text:p>18,388876943336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1.495145631068" calcext:value-type="float">
            <text:p>31,495145631068</text:p>
          </table:table-cell>
          <table:table-cell table:formula="of:=[.D62]*3.14/12*([.E62]*[.E62]+[.E62]*[.$B$2]+[.$B$2]*[.$B$2])/1000" office:value-type="float" office:value="18.7774154698841" calcext:value-type="float">
            <text:p>18,7774154698841</text:p>
          </table:table-cell>
        </table:table-row>
        <table:table-row table:style-name="ro2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1.5598705501618" calcext:value-type="float">
            <text:p>31,5598705501618</text:p>
          </table:table-cell>
          <table:table-cell table:formula="of:=[.D63]*3.14/12*([.E63]*[.E63]+[.E63]*[.$B$2]+[.$B$2]*[.$B$2])/1000" office:value-type="float" office:value="19.1675542352231" calcext:value-type="float">
            <text:p>19,1675542352231</text:p>
          </table:table-cell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1.6245954692557" calcext:value-type="float">
            <text:p>31,6245954692557</text:p>
          </table:table-cell>
          <table:table-cell table:formula="of:=[.D64]*3.14/12*([.E64]*[.E64]+[.E64]*[.$B$2]+[.$B$2]*[.$B$2])/1000" office:value-type="float" office:value="19.5592965279654" calcext:value-type="float">
            <text:p>19,5592965279654</text:p>
          </table:table-cell>
        </table:table-row>
        <table:table-row table:style-name="ro2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1.6893203883495" calcext:value-type="float">
            <text:p>31,6893203883495</text:p>
          </table:table-cell>
          <table:table-cell table:formula="of:=[.D65]*3.14/12*([.E65]*[.E65]+[.E65]*[.$B$2]+[.$B$2]*[.$B$2])/1000" office:value-type="float" office:value="19.9526456367235" calcext:value-type="float">
            <text:p>19,9526456367235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1.7540453074434" calcext:value-type="float">
            <text:p>31,7540453074434</text:p>
          </table:table-cell>
          <table:table-cell table:formula="of:=[.D66]*3.14/12*([.E66]*[.E66]+[.E66]*[.$B$2]+[.$B$2]*[.$B$2])/1000" office:value-type="float" office:value="20.3476048501098" calcext:value-type="float">
            <text:p>20,3476048501098</text:p>
          </table:table-cell>
        </table:table-row>
        <table:table-row table:style-name="ro2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1.8187702265372" calcext:value-type="float">
            <text:p>31,8187702265372</text:p>
          </table:table-cell>
          <table:table-cell table:formula="of:=[.D67]*3.14/12*([.E67]*[.E67]+[.E67]*[.$B$2]+[.$B$2]*[.$B$2])/1000" office:value-type="float" office:value="20.7441774567366" calcext:value-type="float">
            <text:p>20,7441774567366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1.8834951456311" calcext:value-type="float">
            <text:p>31,8834951456311</text:p>
          </table:table-cell>
          <table:table-cell table:formula="of:=[.D68]*3.14/12*([.E68]*[.E68]+[.E68]*[.$B$2]+[.$B$2]*[.$B$2])/1000" office:value-type="float" office:value="21.1423667452163" calcext:value-type="float">
            <text:p>21,1423667452163</text:p>
          </table:table-cell>
        </table:table-row>
        <table:table-row table:style-name="ro2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1.9482200647249" calcext:value-type="float">
            <text:p>31,9482200647249</text:p>
          </table:table-cell>
          <table:table-cell table:formula="of:=[.D69]*3.14/12*([.E69]*[.E69]+[.E69]*[.$B$2]+[.$B$2]*[.$B$2])/1000" office:value-type="float" office:value="21.5421760041614" calcext:value-type="float">
            <text:p>21,5421760041614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2.0129449838188" calcext:value-type="float">
            <text:p>32,0129449838188</text:p>
          </table:table-cell>
          <table:table-cell table:formula="of:=[.D70]*3.14/12*([.E70]*[.E70]+[.E70]*[.$B$2]+[.$B$2]*[.$B$2])/1000" office:value-type="float" office:value="21.9436085221842" calcext:value-type="float">
            <text:p>21,9436085221842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2.0776699029126" calcext:value-type="float">
            <text:p>32,0776699029126</text:p>
          </table:table-cell>
          <table:table-cell table:formula="of:=[.D71]*3.14/12*([.E71]*[.E71]+[.E71]*[.$B$2]+[.$B$2]*[.$B$2])/1000" office:value-type="float" office:value="22.3466675878971" calcext:value-type="float">
            <text:p>22,3466675878971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2.1423948220065" calcext:value-type="float">
            <text:p>32,1423948220065</text:p>
          </table:table-cell>
          <table:table-cell table:formula="of:=[.D72]*3.14/12*([.E72]*[.E72]+[.E72]*[.$B$2]+[.$B$2]*[.$B$2])/1000" office:value-type="float" office:value="22.7513564899125" calcext:value-type="float">
            <text:p>22,7513564899125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2.2071197411003" calcext:value-type="float">
            <text:p>32,2071197411003</text:p>
          </table:table-cell>
          <table:table-cell table:formula="of:=[.D73]*3.14/12*([.E73]*[.E73]+[.E73]*[.$B$2]+[.$B$2]*[.$B$2])/1000" office:value-type="float" office:value="23.1576785168428" calcext:value-type="float">
            <text:p>23,1576785168428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2.2718446601942" calcext:value-type="float">
            <text:p>32,2718446601942</text:p>
          </table:table-cell>
          <table:table-cell table:formula="of:=[.D74]*3.14/12*([.E74]*[.E74]+[.E74]*[.$B$2]+[.$B$2]*[.$B$2])/1000" office:value-type="float" office:value="23.5656369573004" calcext:value-type="float">
            <text:p>23,5656369573004</text:p>
          </table:table-cell>
        </table:table-row>
        <table:table-row table:style-name="ro2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2.336569579288" calcext:value-type="float">
            <text:p>32,336569579288</text:p>
          </table:table-cell>
          <table:table-cell table:formula="of:=[.D75]*3.14/12*([.E75]*[.E75]+[.E75]*[.$B$2]+[.$B$2]*[.$B$2])/1000" office:value-type="float" office:value="23.9752350998977" calcext:value-type="float">
            <text:p>23,9752350998977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7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Refraktometer Alkoholkorrektur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7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7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7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7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7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7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7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table table:name="Spundungstabelle" table:style-name="ta1">
        <table:table-column table:style-name="co10" table:default-cell-style-name="ce7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101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101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101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101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101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101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101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101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101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101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101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101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101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101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101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101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101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101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101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101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101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101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101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101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101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.00.0000</text:date>, <text:time style:data-style-name="N2" text:time-value="10:29:55.9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9-06-26T11:30:18.342000000</dc:date>
    <meta:editing-duration>PT2H36M37S</meta:editing-duration>
    <meta:editing-cycles>40</meta:editing-cycles>
    <meta:generator>LibreOffice/5.2.3.3$Windows_x86 LibreOffice_project/d54a8868f08a7b39642414cf2c8ef2f228f780cf</meta:generator>
    <meta:document-statistic meta:table-count="7" meta:cell-count="1711" meta:object-count="0"/>
  </office:meta>
</office:document-meta>
</file>